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Noto Sans CJK SC Thin" svg:font-family="'Noto Sans CJK SC Thin'" style:font-family-generic="system" style:font-pitch="variable"/>
    <style:font-face style:name="Noto Sans Thin" svg:font-family="'Noto Sans Thin'" style:font-family-generic="system" style:font-pitch="variable"/>
  </office:font-face-decls>
  <office:automatic-styles>
    <style:style style:name="co1" style:family="table-column">
      <style:table-column-properties fo:break-before="auto" style:column-width="18.66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3.19mm"/>
    </style:style>
    <style:style style:name="co4" style:family="table-column">
      <style:table-column-properties fo:break-before="auto" style:column-width="4.36mm"/>
    </style:style>
    <style:style style:name="co5" style:family="table-column">
      <style:table-column-properties fo:break-before="auto" style:column-width="16.47mm"/>
    </style:style>
    <style:style style:name="co6" style:family="table-column">
      <style:table-column-properties fo:break-before="auto" style:column-width="19.21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17.57mm"/>
    </style:style>
    <style:style style:name="co9" style:family="table-column">
      <style:table-column-properties fo:break-before="auto" style:column-width="4.09mm"/>
    </style:style>
    <style:style style:name="co10" style:family="table-column">
      <style:table-column-properties fo:break-before="auto" style:column-width="27.96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4.99mm"/>
    </style:style>
    <style:style style:name="co13" style:family="table-column">
      <style:table-column-properties fo:break-before="auto" style:column-width="6.9mm"/>
    </style:style>
    <style:style style:name="co14" style:family="table-column">
      <style:table-column-properties fo:break-before="auto" style:column-width="5.19mm"/>
    </style:style>
    <style:style style:name="co15" style:family="table-column">
      <style:table-column-properties fo:break-before="auto" style:column-width="4.9mm"/>
    </style:style>
    <style:style style:name="co16" style:family="table-column">
      <style:table-column-properties fo:break-before="auto" style:column-width="5.45mm"/>
    </style:style>
    <style:style style:name="co17" style:family="table-column">
      <style:table-column-properties fo:break-before="auto" style:column-width="4.64mm"/>
    </style:style>
    <style:style style:name="co18" style:family="table-column">
      <style:table-column-properties fo:break-before="auto" style:column-width="25.49mm"/>
    </style:style>
    <style:style style:name="co19" style:family="table-column">
      <style:table-column-properties fo:break-before="auto" style:column-width="3.55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8.22mm"/>
    </style:style>
    <style:style style:name="co22" style:family="table-column">
      <style:table-column-properties fo:break-before="auto" style:column-width="20.02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19.47mm"/>
    </style:style>
    <style:style style:name="co25" style:family="table-column">
      <style:table-column-properties fo:break-before="auto" style:column-width="10.72mm"/>
    </style:style>
    <style:style style:name="co26" style:family="table-column">
      <style:table-column-properties fo:break-before="auto" style:column-width="7.37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Eng3s_5f_2">
      <style:map style:condition="is-true-formula(ABS(MOD(INT(LOG10([.L2]));3))=0)" style:apply-style-name="Eng3s_5f_0" style:base-cell-address="'lists=1'.L2"/>
      <style:map style:condition="is-true-formula(ABS(MOD(INT(LOG10([.L2]));3))=1)" style:apply-style-name="Eng3s_5f_1" style:base-cell-address="'lists=1'.L2"/>
      <style:map style:condition="is-true-formula(ABS(MOD(INT(LOG10([.L2]));3))=2)" style:apply-style-name="Eng3s_5f_2" style:base-cell-address="'lists=1'.L2"/>
    </style:style>
    <style:style style:name="ce4" style:family="table-cell" style:parent-style-name="Eng0d_5f_2" style:data-style-name="N0"/>
    <style:style style:name="ce5" style:family="table-cell" style:parent-style-name="Eng0d_5f_2" style:data-style-name="N0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ff66" fo:border="0.02mm solid #000000"/>
    </style:style>
    <style:style style:name="ce8" style:family="table-cell" style:parent-style-name="Default">
      <style:table-cell-properties fo:background-color="#000000" fo:border="0.02mm solid #000000"/>
    </style:style>
    <style:style style:name="ce9" style:family="table-cell" style:parent-style-name="Eng0d_5f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ABS(MOD(INT(LOG10([.E2]));3))=0)" style:apply-style-name="Eng0d_5f_0" style:base-cell-address="'lists=1'.E2"/>
      <style:map style:condition="is-true-formula(ABS(MOD(INT(LOG10([.E2]));3))=1)" style:apply-style-name="Eng0d_5f_1" style:base-cell-address="'lists=1'.E2"/>
      <style:map style:condition="is-true-formula(ABS(MOD(INT(LOG10([.E2]));3))=2)" style:apply-style-name="Eng0d_5f_2" style:base-cell-address="'lists=1'.E2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99" fo:border="0.02mm solid #000000"/>
    </style:style>
    <style:style style:name="ce12" style:family="table-cell" style:parent-style-name="Default">
      <style:table-cell-properties fo:background-color="transparent" fo:border="0.02mm solid #000000"/>
    </style:style>
    <style:style style:name="ce13" style:family="table-cell" style:parent-style-name="Default">
      <style:table-cell-properties fo:background-color="#ffffff" fo:border="0.02mm solid #000000"/>
    </style:style>
    <style:style style:name="ce14" style:family="table-cell" style:parent-style-name="Eng0d_5f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ABS(MOD(INT(LOG10([.E2]));3))=0)" style:apply-style-name="Eng0d_5f_0" style:base-cell-address="'lists=1'.E2"/>
      <style:map style:condition="is-true-formula(ABS(MOD(INT(LOG10([.E2]));3))=1)" style:apply-style-name="Eng0d_5f_1" style:base-cell-address="'lists=1'.E2"/>
      <style:map style:condition="is-true-formula(ABS(MOD(INT(LOG10([.E2]));3))=2)" style:apply-style-name="Eng0d_5f_2" style:base-cell-address="'lists=1'.E2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2"/>
    <style:style style:name="ce17" style:family="table-cell" style:parent-style-name="Default" style:data-style-name="N60"/>
    <style:style style:name="gr1" style:family="graphic">
      <style:graphic-properties draw:marker-start="Estremità_20_linea_20_1" draw:marker-start-width="2mm" draw:marker-start-center="false" draw:fill="solid" draw:fill-color="#ffffc0" draw:auto-grow-height="true" draw:auto-grow-width="false" fo:min-height="10.2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stremità_20_linea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stremità_20_li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Thin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Thin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33% 58%"/>
    </style:style>
    <style:style style:name="T2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Thin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position="33% 58%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Thin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/>
    </style:style>
  </office:automatic-styles>
  <office:body>
    <office:spreadsheet>
      <table:table table:name="lists=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6" table:default-cell-style-name="ce3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number-columns-repeated="989" table:default-cell-style-name="Default"/>
        <table:table-row table:style-name="ro1">
          <table:table-cell table:style-name="ce1" office:value-type="string">
            <text:p>Eseries</text:p>
          </table:table-cell>
          <table:table-cell table:style-name="ce1"/>
          <table:table-cell table:style-name="ce1" office:value-type="string">
            <text:p>tot</text:p>
          </table:table-cell>
          <table:table-cell table:style-name="ce2"/>
          <table:table-cell table:style-name="ce1" office:value-type="string">
            <text:p>MaxRp=1</text:p>
          </table:table-cell>
          <table:table-cell table:style-name="ce1"/>
          <table:table-cell table:style-name="ce1" office:value-type="string">
            <text:p>mem=0</text:p>
          </table:table-cell>
          <table:table-cell table:style-name="ce1" office:value-type="string">
            <text:p>mem=0</text:p>
          </table:table-cell>
          <table:table-cell table:style-name="ce1" office:value-type="string">
            <text:p>mem=1</text:p>
          </table:table-cell>
          <table:table-cell table:style-name="ce1"/>
          <table:table-cell table:style-name="ce1" office:value-type="string">
            <text:p>MaxRp=2</text:p>
          </table:table-cell>
          <table:table-cell table:style-name="ce3"/>
          <table:table-cell table:style-name="ce1" office:value-type="string">
            <text:p>mem=0</text:p>
          </table:table-cell>
          <table:table-cell table:style-name="ce1" office:value-type="string">
            <text:p>mem=0</text:p>
          </table:table-cell>
          <table:table-cell table:style-name="ce1" office:value-type="string">
            <text:p>mem=1</text:p>
          </table:table-cell>
          <table:table-cell table:style-name="ce1" table:number-columns-repeated="8"/>
          <table:table-cell/>
          <table:table-cell table:style-name="ce9" office:value-type="string">
            <text:p>MaxRp=1</text:p>
          </table:table-cell>
          <table:table-cell table:style-name="ce9" office:value-type="string">
            <text:p>MaxRp=1</text:p>
          </table:table-cell>
          <table:table-cell table:style-name="ce9" office:value-type="string">
            <text:p>MaxRp=1</text:p>
          </table:table-cell>
          <table:table-cell table:style-name="ce1"/>
          <table:table-cell table:style-name="ce1" office:value-type="string">
            <text:p>MaxRp=2</text:p>
          </table:table-cell>
          <table:table-cell table:style-name="ce1" office:value-type="string">
            <text:p>MaxRp=2</text:p>
          </table:table-cell>
          <table:table-cell table:style-name="ce1" office:value-type="string">
            <text:p>MaxRp=2</text:p>
          </table:table-cell>
          <table:table-cell table:style-name="ce1" office:value-type="string">
            <text:p>MaxRp=2</text:p>
          </table:table-cell>
          <table:table-cell table:style-name="ce1" table:number-columns-repeated="985"/>
        </table:table-row>
        <table:table-row table:style-name="ro2">
          <table:table-cell table:style-name="ce1" office:value-type="string">
            <text:p>R/decade</text:p>
          </table:table-cell>
          <table:table-cell table:style-name="ce1" office:value-type="string">
            <text:p>decadi</text:p>
          </table:table-cell>
          <table:table-cell table:style-name="ce1" office:value-type="string">
            <text:p>numR</text:p>
          </table:table-cell>
          <table:table-cell table:style-name="ce1"/>
          <table:table-cell table:style-name="ce1" office:value-type="string">
            <text:p>numV</text:p>
          </table:table-cell>
          <table:table-cell table:style-name="ce1" office:value-type="string">
            <text:p>totV</text:p>
          </table:table-cell>
          <table:table-cell table:style-name="ce1" office:value-type="string">
            <text:p>Mem B</text:p>
          </table:table-cell>
          <table:table-cell table:number-columns-repeated="2" table:style-name="ce1" office:value-type="string">
            <text:p>Time s</text:p>
          </table:table-cell>
          <table:table-cell table:style-name="ce1"/>
          <table:table-cell table:style-name="ce1" office:value-type="string">
            <office:annotation draw:style-name="gr1" draw:text-style-name="P1" svg:width="91.38mm" svg:height="13.86mm" svg:x="172.94mm" svg:y="0mm" draw:caption-point-x="-6.1mm" draw:caption-point-y="4.54mm">
              <dc:date>2023-12-27T00:00:00</dc:date>
              <text:p text:style-name="P1">numR+(numR<text:span text:style-name="T1">2</text:span>-numR)/2+numR+(numR<text:span text:style-name="T1">2</text:span>-numR)/2+numR</text:p>
              <text:p text:style-name="P1">=numR+(numR<text:span text:style-name="T1">2</text:span>+numR)/2+(numR<text:span text:style-name="T1">2</text:span>+numR)/2</text:p>
              <text:p text:style-name="P1">=numR<text:span text:style-name="T1">2</text:span>+2*numR</text:p>
            </office:annotation>
            <text:p>numV</text:p>
          </table:table-cell>
          <table:table-cell table:style-name="ce1" office:value-type="string">
            <text:p>totV</text:p>
          </table:table-cell>
          <table:table-cell table:style-name="ce1" office:value-type="string">
            <text:p>Mem B</text:p>
          </table:table-cell>
          <table:table-cell table:number-columns-repeated="2" table:style-name="ce1" office:value-type="string">
            <text:p>Time s</text:p>
          </table:table-cell>
          <table:table-cell table:style-name="ce1"/>
          <table:table-cell table:style-name="ce6" table:number-columns-repeated="7"/>
          <table:table-cell/>
          <table:table-cell table:style-name="ce1" office:value-type="string">
            <text:p>numR=numV</text:p>
          </table:table-cell>
          <table:table-cell table:style-name="ce1" office:value-type="string">
            <office:annotation office:display="true" draw:style-name="gr2" draw:text-style-name="P2" svg:width="41.06mm" svg:height="9.91mm" svg:x="305.37mm" svg:y="14.99mm" draw:caption-point-x="43.44mm" draw:caption-point-y="-10.45mm">
              <dc:date>2023-12-27T00:00:00</dc:date>
              <text:p text:style-name="P2"><text:span text:style-name="T2">(</text:span><text:span text:style-name="T2">numV</text:span><text:span text:style-name="T3">2</text:span><text:span text:style-name="T2">-numV</text:span><text:span text:style-name="T2">)/2+</text:span><text:span text:style-name="T2">numV</text:span></text:p>
              <text:p text:style-name="P2"><text:span text:style-name="T2">=(numV</text:span><text:span text:style-name="T3">2</text:span><text:span text:style-name="T2">+numV)/2</text:span></text:p>
            </office:annotation>
            <text:p>totV<text:span text:style-name="T4">min</text:span></text:p>
          </table:table-cell>
          <table:table-cell table:style-name="ce1" office:value-type="string">
            <text:p>totV</text:p>
          </table:table-cell>
          <table:table-cell table:style-name="ce6"/>
          <table:table-cell table:style-name="ce1" office:value-type="string">
            <text:p>numR</text:p>
          </table:table-cell>
          <table:table-cell table:style-name="ce1" office:value-type="string">
            <office:annotation draw:style-name="gr3" draw:text-style-name="P1" svg:width="91.38mm" svg:height="13.86mm" svg:x="422.19mm" svg:y="0.18mm" draw:caption-point-x="-6.1mm" draw:caption-point-y="4.36mm">
              <dc:date>2023-12-27T00:00:00</dc:date>
              <text:p text:style-name="P1">numR+(numR<text:span text:style-name="T1">2</text:span>-numR)/2+numR+(numR<text:span text:style-name="T1">2</text:span>-numR)/2+numR</text:p>
              <text:p text:style-name="P1">=numR+(numR<text:span text:style-name="T1">2</text:span>+numR)/2+(numR<text:span text:style-name="T1">2</text:span>+numR)/2</text:p>
              <text:p text:style-name="P1">=numR<text:span text:style-name="T1">2</text:span>+2*numR</text:p>
            </office:annotation>
            <text:p>numV</text:p>
          </table:table-cell>
          <table:table-cell table:style-name="ce1" office:value-type="string">
            <office:annotation office:display="true" draw:style-name="gr2" draw:text-style-name="P2" svg:width="41.06mm" svg:height="9.91mm" svg:x="395.23mm" svg:y="14.99mm" draw:caption-point-x="43.44mm" draw:caption-point-y="-10.45mm">
              <dc:date>2023-12-27T00:00:00</dc:date>
              <text:p text:style-name="P2"><text:span text:style-name="T2">(</text:span><text:span text:style-name="T2">numV</text:span><text:span text:style-name="T3">2</text:span><text:span text:style-name="T2">-numV</text:span><text:span text:style-name="T2">)/2+</text:span><text:span text:style-name="T2">numV</text:span></text:p>
              <text:p text:style-name="P2"><text:span text:style-name="T2">=(numV</text:span><text:span text:style-name="T3">2</text:span><text:span text:style-name="T2">+numV)/2</text:span></text:p>
            </office:annotation>
            <text:p>totV<text:span text:style-name="T4">min</text:span></text:p>
          </table:table-cell>
          <table:table-cell table:style-name="ce1" office:value-type="string">
            <text:p>totV</text:p>
          </table:table-cell>
          <table:table-cell table:style-name="ce6" table:number-columns-repeated="985"/>
        </table:table-row>
        <table:table-row table:style-name="ro3">
          <table:table-cell table:number-columns-repeated="2" office:value-type="float" office:value="1">
            <text:p>1</text:p>
          </table:table-cell>
          <table:table-cell table:formula="of:=[.A3]*[.B3]" office:value-type="float" office:value="1">
            <text:p>1</text:p>
          </table:table-cell>
          <table:table-cell/>
          <table:table-cell table:formula="of:=[.C3]" office:value-type="float" office:value="1">
            <text:p>1</text:p>
          </table:table-cell>
          <table:table-cell table:formula="of:=[.E3]^2" office:value-type="float" office:value="1">
            <text:p>1</text:p>
          </table:table-cell>
          <table:table-cell table:style-name="Default" table:formula="of:=[.F3]*8" office:value-type="float" office:value="8">
            <text:p>8</text:p>
          </table:table-cell>
          <table:table-cell table:number-columns-repeated="3"/>
          <table:table-cell table:formula="of:=[.C3]*2+[.C3]^2" office:value-type="float" office:value="3">
            <text:p>3</text:p>
          </table:table-cell>
          <table:table-cell table:formula="of:=[.K3]^2" office:value-type="float" office:value="9">
            <text:p>9</text:p>
          </table:table-cell>
          <table:table-cell table:style-name="Default" table:formula="of:=[.L3]*8" office:value-type="float" office:value="72">
            <text:p>72</text:p>
          </table:table-cell>
          <table:table-cell table:number-columns-repeated="100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4]*[.B4]" office:value-type="float" office:value="2">
            <text:p>2</text:p>
          </table:table-cell>
          <table:table-cell/>
          <table:table-cell table:formula="of:=[.C4]" office:value-type="float" office:value="2">
            <text:p>2</text:p>
          </table:table-cell>
          <table:table-cell table:formula="of:=[.E4]^2" office:value-type="float" office:value="4">
            <text:p>4</text:p>
          </table:table-cell>
          <table:table-cell table:style-name="Default" table:formula="of:=[.F4]*8" office:value-type="float" office:value="32">
            <text:p>32</text:p>
          </table:table-cell>
          <table:table-cell table:number-columns-repeated="3"/>
          <table:table-cell table:formula="of:=[.C4]*2+[.C4]^2" office:value-type="float" office:value="8">
            <text:p>8</text:p>
          </table:table-cell>
          <table:table-cell table:formula="of:=[.K4]^2" office:value-type="float" office:value="64">
            <text:p>64</text:p>
          </table:table-cell>
          <table:table-cell table:style-name="Default" table:formula="of:=[.L4]*8" office:value-type="float" office:value="512">
            <text:p>512</text:p>
          </table:table-cell>
          <table:table-cell table:number-columns-repeated="100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A5]*[.B5]" office:value-type="float" office:value="3">
            <text:p>3</text:p>
          </table:table-cell>
          <table:table-cell/>
          <table:table-cell table:formula="of:=[.C5]" office:value-type="float" office:value="3">
            <text:p>3</text:p>
          </table:table-cell>
          <table:table-cell table:formula="of:=[.E5]^2" office:value-type="float" office:value="9">
            <text:p>9</text:p>
          </table:table-cell>
          <table:table-cell table:style-name="Default" table:formula="of:=[.F5]*8" office:value-type="float" office:value="72">
            <text:p>72</text:p>
          </table:table-cell>
          <table:table-cell table:number-columns-repeated="3"/>
          <table:table-cell table:formula="of:=[.C5]*2+[.C5]^2" office:value-type="float" office:value="15">
            <text:p>15</text:p>
          </table:table-cell>
          <table:table-cell table:formula="of:=[.K5]^2" office:value-type="float" office:value="225">
            <text:p>225</text:p>
          </table:table-cell>
          <table:table-cell table:formula="of:=[.L5]*8" office:value-type="float" office:value="1800">
            <text:p>180E+01</text:p>
          </table:table-cell>
          <table:table-cell table:number-columns-repeated="100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A6]*[.B6]" office:value-type="float" office:value="4">
            <text:p>4</text:p>
          </table:table-cell>
          <table:table-cell/>
          <table:table-cell table:formula="of:=[.C6]" office:value-type="float" office:value="4">
            <text:p>4</text:p>
          </table:table-cell>
          <table:table-cell table:formula="of:=[.E6]^2" office:value-type="float" office:value="16">
            <text:p>16</text:p>
          </table:table-cell>
          <table:table-cell table:style-name="Default" table:formula="of:=[.F6]*8" office:value-type="float" office:value="128">
            <text:p>128</text:p>
          </table:table-cell>
          <table:table-cell table:number-columns-repeated="3"/>
          <table:table-cell table:formula="of:=[.C6]*2+[.C6]^2" office:value-type="float" office:value="24">
            <text:p>24</text:p>
          </table:table-cell>
          <table:table-cell table:formula="of:=[.K6]^2" office:value-type="float" office:value="576">
            <text:p>576</text:p>
          </table:table-cell>
          <table:table-cell table:formula="of:=[.L6]*8" office:value-type="float" office:value="4608">
            <text:p>461E+01</text:p>
          </table:table-cell>
          <table:table-cell table:number-columns-repeated="100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7]*[.B7]" office:value-type="float" office:value="5">
            <text:p>5</text:p>
          </table:table-cell>
          <table:table-cell/>
          <table:table-cell table:formula="of:=[.C7]" office:value-type="float" office:value="5">
            <text:p>5</text:p>
          </table:table-cell>
          <table:table-cell table:formula="of:=[.E7]^2" office:value-type="float" office:value="25">
            <text:p>25</text:p>
          </table:table-cell>
          <table:table-cell table:style-name="Default" table:formula="of:=[.F7]*8" office:value-type="float" office:value="200">
            <text:p>200</text:p>
          </table:table-cell>
          <table:table-cell table:number-columns-repeated="3"/>
          <table:table-cell table:formula="of:=[.C7]*2+[.C7]^2" office:value-type="float" office:value="35">
            <text:p>35</text:p>
          </table:table-cell>
          <table:table-cell table:formula="of:=[.K7]^2" office:value-type="float" office:value="1225">
            <text:p>1225</text:p>
          </table:table-cell>
          <table:table-cell table:formula="of:=[.L7]*8" office:value-type="float" office:value="9800">
            <text:p>980E+01</text:p>
          </table:table-cell>
          <table:table-cell table:number-columns-repeated="100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A8]*[.B8]" office:value-type="float" office:value="6">
            <text:p>6</text:p>
          </table:table-cell>
          <table:table-cell/>
          <table:table-cell table:formula="of:=[.C8]" office:value-type="float" office:value="6">
            <text:p>6</text:p>
          </table:table-cell>
          <table:table-cell table:formula="of:=[.E8]^2" office:value-type="float" office:value="36">
            <text:p>36</text:p>
          </table:table-cell>
          <table:table-cell table:style-name="Default" table:formula="of:=[.F8]*8" office:value-type="float" office:value="288">
            <text:p>288</text:p>
          </table:table-cell>
          <table:table-cell table:number-columns-repeated="3"/>
          <table:table-cell table:formula="of:=[.C8]*2+[.C8]^2" office:value-type="float" office:value="48">
            <text:p>48</text:p>
          </table:table-cell>
          <table:table-cell table:formula="of:=[.K8]^2" office:value-type="float" office:value="2304">
            <text:p>2304</text:p>
          </table:table-cell>
          <table:table-cell table:formula="of:=[.L8]*8" office:value-type="float" office:value="18432">
            <text:p>184E+02</text:p>
          </table:table-cell>
          <table:table-cell table:number-columns-repeated="100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A9]*[.B9]" office:value-type="float" office:value="7">
            <text:p>7</text:p>
          </table:table-cell>
          <table:table-cell/>
          <table:table-cell table:formula="of:=[.C9]" office:value-type="float" office:value="7">
            <text:p>7</text:p>
          </table:table-cell>
          <table:table-cell table:formula="of:=[.E9]^2" office:value-type="float" office:value="49">
            <text:p>49</text:p>
          </table:table-cell>
          <table:table-cell table:style-name="Default" table:formula="of:=[.F9]*8" office:value-type="float" office:value="392">
            <text:p>392</text:p>
          </table:table-cell>
          <table:table-cell office:value-type="float" office:value="0.000127">
            <text:p>0.000127</text:p>
          </table:table-cell>
          <table:table-cell office:value-type="float" office:value="0.000131">
            <text:p>0.000131</text:p>
          </table:table-cell>
          <table:table-cell/>
          <table:table-cell table:formula="of:=[.C9]*2+[.C9]^2" office:value-type="float" office:value="63">
            <text:p>63</text:p>
          </table:table-cell>
          <table:table-cell table:formula="of:=[.K9]^2" office:value-type="float" office:value="3969">
            <text:p>3969</text:p>
          </table:table-cell>
          <table:table-cell table:formula="of:=[.L9]*8" office:value-type="float" office:value="31752">
            <text:p>318E+02</text:p>
          </table:table-cell>
          <table:table-cell office:value-type="float" office:value="0.005575">
            <text:p>0.005575</text:p>
          </table:table-cell>
          <table:table-cell office:value-type="float" office:value="0.005549">
            <text:p>0.005549</text:p>
          </table:table-cell>
          <table:table-cell table:number-columns-repeated="3"/>
          <table:table-cell table:style-name="ce7"/>
          <table:table-cell table:number-columns-repeated="5"/>
          <table:table-cell office:value-type="float" office:value="1">
            <text:p>1</text:p>
          </table:table-cell>
          <table:table-cell table:style-name="ce10" table:formula="of:=([.Y9]*[.Y9]-[.Y9])/2+[.Y9]" office:value-type="float" office:value="1">
            <text:p>1</text:p>
          </table:table-cell>
          <table:table-cell table:formula="of:=VLOOKUP([.Y9];[.$C$3:.$F$9];4;0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C9]*2+[.AC9]^2" office:value-type="float" office:value="3">
            <text:p>3</text:p>
          </table:table-cell>
          <table:table-cell table:style-name="ce10" table:formula="of:=([.AD9]*[.AD9]-[.AD9])/2+[.AD9]" office:value-type="float" office:value="6">
            <text:p>6</text:p>
          </table:table-cell>
          <table:table-cell table:formula="of:=VLOOKUP([.AC9];[.$C$3:.$L$9];10;0)" office:value-type="float" office:value="9">
            <text:p>9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0]*[.B10]" office:value-type="float" office:value="3">
            <text:p>3</text:p>
          </table:table-cell>
          <table:table-cell/>
          <table:table-cell table:formula="of:=[.C10]" office:value-type="float" office:value="3">
            <text:p>3</text:p>
          </table:table-cell>
          <table:table-cell table:formula="of:=[.E10]^2" office:value-type="float" office:value="9">
            <text:p>9</text:p>
          </table:table-cell>
          <table:table-cell table:style-name="Default" table:formula="of:=[.F10]*8" office:value-type="float" office:value="72">
            <text:p>72</text:p>
          </table:table-cell>
          <table:table-cell table:number-columns-repeated="3"/>
          <table:table-cell table:formula="of:=[.C10]*2+[.C10]^2" office:value-type="float" office:value="15">
            <text:p>15</text:p>
          </table:table-cell>
          <table:table-cell table:formula="of:=[.K10]^2" office:value-type="float" office:value="225">
            <text:p>225</text:p>
          </table:table-cell>
          <table:table-cell table:formula="of:=[.L10]*8" office:value-type="float" office:value="1800">
            <text:p>180E+01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11]*[.B11]" office:value-type="float" office:value="6">
            <text:p>6</text:p>
          </table:table-cell>
          <table:table-cell/>
          <table:table-cell table:formula="of:=[.C11]" office:value-type="float" office:value="6">
            <text:p>6</text:p>
          </table:table-cell>
          <table:table-cell table:formula="of:=[.E11]^2" office:value-type="float" office:value="36">
            <text:p>36</text:p>
          </table:table-cell>
          <table:table-cell table:style-name="Default" table:formula="of:=[.F11]*8" office:value-type="float" office:value="288">
            <text:p>288</text:p>
          </table:table-cell>
          <table:table-cell table:number-columns-repeated="3"/>
          <table:table-cell table:formula="of:=[.C11]*2+[.C11]^2" office:value-type="float" office:value="48">
            <text:p>48</text:p>
          </table:table-cell>
          <table:table-cell table:formula="of:=[.K11]^2" office:value-type="float" office:value="2304">
            <text:p>2304</text:p>
          </table:table-cell>
          <table:table-cell table:formula="of:=[.L11]*8" office:value-type="float" office:value="18432">
            <text:p>184E+02</text:p>
          </table:table-cell>
          <table:table-cell table:number-columns-repeated="5"/>
          <table:table-cell table:style-name="ce7" table:number-columns-repeated="2"/>
          <table:table-cell table:number-columns-repeated="4"/>
          <table:table-cell office:value-type="float" office:value="2">
            <text:p>2</text:p>
          </table:table-cell>
          <table:table-cell table:formula="of:=([.Y11]*[.Y11]-[.Y11])/2+[.Y11]" office:value-type="float" office:value="3">
            <text:p>3</text:p>
          </table:table-cell>
          <table:table-cell table:formula="of:=VLOOKUP([.Y11];[.$C$3:.$F$9];4;0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[.AC11]*2+[.AC11]^2" office:value-type="float" office:value="8">
            <text:p>8</text:p>
          </table:table-cell>
          <table:table-cell table:style-name="ce10" table:formula="of:=([.AD11]*[.AD11]-[.AD11])/2+[.AD11]" office:value-type="float" office:value="36">
            <text:p>36</text:p>
          </table:table-cell>
          <table:table-cell table:formula="of:=VLOOKUP([.AC11];[.$C$3:.$L$9];10;0)" office:value-type="float" office:value="64">
            <text:p>64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[.A12]*[.B12]" office:value-type="float" office:value="9">
            <text:p>9</text:p>
          </table:table-cell>
          <table:table-cell/>
          <table:table-cell table:formula="of:=[.C12]" office:value-type="float" office:value="9">
            <text:p>9</text:p>
          </table:table-cell>
          <table:table-cell table:formula="of:=[.E12]^2" office:value-type="float" office:value="81">
            <text:p>81</text:p>
          </table:table-cell>
          <table:table-cell table:style-name="Default" table:formula="of:=[.F12]*8" office:value-type="float" office:value="648">
            <text:p>648</text:p>
          </table:table-cell>
          <table:table-cell table:number-columns-repeated="3"/>
          <table:table-cell table:formula="of:=[.C12]*2+[.C12]^2" office:value-type="float" office:value="99">
            <text:p>99</text:p>
          </table:table-cell>
          <table:table-cell table:formula="of:=[.K12]^2" office:value-type="float" office:value="9801">
            <text:p>9801</text:p>
          </table:table-cell>
          <table:table-cell table:formula="of:=[.L12]*8" office:value-type="float" office:value="78408">
            <text:p>784E+02</text:p>
          </table:table-cell>
          <table:table-cell table:number-columns-repeated="5"/>
          <table:table-cell table:style-name="ce7"/>
          <table:table-cell table:style-name="ce8"/>
          <table:table-cell table:number-columns-repeated="99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A13]*[.B13]" office:value-type="float" office:value="12">
            <text:p>12</text:p>
          </table:table-cell>
          <table:table-cell/>
          <table:table-cell table:formula="of:=[.C13]" office:value-type="float" office:value="12">
            <text:p>12</text:p>
          </table:table-cell>
          <table:table-cell table:formula="of:=[.E13]^2" office:value-type="float" office:value="144">
            <text:p>144</text:p>
          </table:table-cell>
          <table:table-cell table:formula="of:=[.F13]*8" office:value-type="float" office:value="1152">
            <text:p>115E+01</text:p>
          </table:table-cell>
          <table:table-cell table:number-columns-repeated="3"/>
          <table:table-cell table:formula="of:=[.C13]*2+[.C13]^2" office:value-type="float" office:value="168">
            <text:p>168</text:p>
          </table:table-cell>
          <table:table-cell table:formula="of:=[.K13]^2" office:value-type="float" office:value="28224">
            <text:p>28224</text:p>
          </table:table-cell>
          <table:table-cell table:formula="of:=[.L13]*8" office:value-type="float" office:value="225792">
            <text:p>226E+03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A14]*[.B14]" office:value-type="float" office:value="15">
            <text:p>15</text:p>
          </table:table-cell>
          <table:table-cell/>
          <table:table-cell table:formula="of:=[.C14]" office:value-type="float" office:value="15">
            <text:p>15</text:p>
          </table:table-cell>
          <table:table-cell table:formula="of:=[.E14]^2" office:value-type="float" office:value="225">
            <text:p>225</text:p>
          </table:table-cell>
          <table:table-cell table:formula="of:=[.F14]*8" office:value-type="float" office:value="1800">
            <text:p>180E+01</text:p>
          </table:table-cell>
          <table:table-cell table:number-columns-repeated="3"/>
          <table:table-cell table:formula="of:=[.C14]*2+[.C14]^2" office:value-type="float" office:value="255">
            <text:p>255</text:p>
          </table:table-cell>
          <table:table-cell table:formula="of:=[.K14]^2" office:value-type="float" office:value="65025">
            <text:p>65025</text:p>
          </table:table-cell>
          <table:table-cell table:formula="of:=[.L14]*8" office:value-type="float" office:value="520200">
            <text:p>520E+03</text:p>
          </table:table-cell>
          <table:table-cell table:number-columns-repeated="5"/>
          <table:table-cell table:style-name="ce7" table:number-columns-repeated="3"/>
          <table:table-cell table:number-columns-repeated="3"/>
          <table:table-cell office:value-type="float" office:value="3">
            <text:p>3</text:p>
          </table:table-cell>
          <table:table-cell table:formula="of:=([.Y14]*[.Y14]-[.Y14])/2+[.Y14]" office:value-type="float" office:value="6">
            <text:p>6</text:p>
          </table:table-cell>
          <table:table-cell table:formula="of:=VLOOKUP([.Y14];[.$C$3:.$F$9];4;0)"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formula="of:=[.AC14]*2+[.AC14]^2" office:value-type="float" office:value="15">
            <text:p>15</text:p>
          </table:table-cell>
          <table:table-cell table:style-name="ce10" table:formula="of:=([.AD14]*[.AD14]-[.AD14])/2+[.AD14]" office:value-type="float" office:value="120">
            <text:p>120</text:p>
          </table:table-cell>
          <table:table-cell table:formula="of:=VLOOKUP([.AC14];[.$C$3:.$L$9];10;0)" office:value-type="float" office:value="225">
            <text:p>225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A15]*[.B15]" office:value-type="float" office:value="18">
            <text:p>18</text:p>
          </table:table-cell>
          <table:table-cell/>
          <table:table-cell table:formula="of:=[.C15]" office:value-type="float" office:value="18">
            <text:p>18</text:p>
          </table:table-cell>
          <table:table-cell table:formula="of:=[.E15]^2" office:value-type="float" office:value="324">
            <text:p>324</text:p>
          </table:table-cell>
          <table:table-cell table:formula="of:=[.F15]*8" office:value-type="float" office:value="2592">
            <text:p>259E+01</text:p>
          </table:table-cell>
          <table:table-cell table:number-columns-repeated="3"/>
          <table:table-cell table:formula="of:=[.C15]*2+[.C15]^2" office:value-type="float" office:value="360">
            <text:p>360</text:p>
          </table:table-cell>
          <table:table-cell table:formula="of:=[.K15]^2" office:value-type="float" office:value="129600">
            <text:p>129600</text:p>
          </table:table-cell>
          <table:table-cell table:formula="of:=[.L15]*8" office:value-type="float" office:value="1036800">
            <text:p>104E+04</text:p>
          </table:table-cell>
          <table:table-cell table:number-columns-repeated="5"/>
          <table:table-cell table:style-name="ce7" table:number-columns-repeated="2"/>
          <table:table-cell table:style-name="ce8"/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A16]*[.B16]" office:value-type="float" office:value="21">
            <text:p>21</text:p>
          </table:table-cell>
          <table:table-cell/>
          <table:table-cell table:formula="of:=[.C16]" office:value-type="float" office:value="21">
            <text:p>21</text:p>
          </table:table-cell>
          <table:table-cell table:formula="of:=[.E16]^2" office:value-type="float" office:value="441">
            <text:p>441</text:p>
          </table:table-cell>
          <table:table-cell table:formula="of:=[.F16]*8" office:value-type="float" office:value="3528">
            <text:p>353E+01</text:p>
          </table:table-cell>
          <table:table-cell office:value-type="float" office:value="0.00073">
            <text:p>0.00073</text:p>
          </table:table-cell>
          <table:table-cell office:value-type="float" office:value="0.000522">
            <text:p>0.000522</text:p>
          </table:table-cell>
          <table:table-cell/>
          <table:table-cell table:formula="of:=[.C16]*2+[.C16]^2" office:value-type="float" office:value="483">
            <text:p>483</text:p>
          </table:table-cell>
          <table:table-cell table:formula="of:=[.K16]^2" office:value-type="float" office:value="233289">
            <text:p>233289</text:p>
          </table:table-cell>
          <table:table-cell table:formula="of:=[.L16]*8" office:value-type="float" office:value="1866312">
            <text:p>187E+04</text:p>
          </table:table-cell>
          <table:table-cell office:value-type="float" office:value="0.108705">
            <text:p>0.108705</text:p>
          </table:table-cell>
          <table:table-cell office:value-type="float" office:value="0.090786">
            <text:p>0.090786</text:p>
          </table:table-cell>
          <table:table-cell table:number-columns-repeated="3"/>
          <table:table-cell table:style-name="ce7"/>
          <table:table-cell table:style-name="ce8" table:number-columns-repeated="2"/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7]*[.B17]" office:value-type="float" office:value="6">
            <text:p>6</text:p>
          </table:table-cell>
          <table:table-cell/>
          <table:table-cell table:formula="of:=[.C17]" office:value-type="float" office:value="6">
            <text:p>6</text:p>
          </table:table-cell>
          <table:table-cell table:formula="of:=[.E17]^2" office:value-type="float" office:value="36">
            <text:p>36</text:p>
          </table:table-cell>
          <table:table-cell table:style-name="Default" table:formula="of:=[.F17]*8" office:value-type="float" office:value="288">
            <text:p>288</text:p>
          </table:table-cell>
          <table:table-cell table:number-columns-repeated="3"/>
          <table:table-cell table:formula="of:=[.C17]*2+[.C17]^2" office:value-type="float" office:value="48">
            <text:p>48</text:p>
          </table:table-cell>
          <table:table-cell table:formula="of:=[.K17]^2" office:value-type="float" office:value="2304">
            <text:p>2304</text:p>
          </table:table-cell>
          <table:table-cell table:formula="of:=[.L17]*8" office:value-type="float" office:value="18432">
            <text:p>184E+02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18]*[.B18]" office:value-type="float" office:value="12">
            <text:p>12</text:p>
          </table:table-cell>
          <table:table-cell/>
          <table:table-cell table:formula="of:=[.C18]" office:value-type="float" office:value="12">
            <text:p>12</text:p>
          </table:table-cell>
          <table:table-cell table:formula="of:=[.E18]^2" office:value-type="float" office:value="144">
            <text:p>144</text:p>
          </table:table-cell>
          <table:table-cell table:formula="of:=[.F18]*8" office:value-type="float" office:value="1152">
            <text:p>115E+01</text:p>
          </table:table-cell>
          <table:table-cell table:number-columns-repeated="3"/>
          <table:table-cell table:formula="of:=[.C18]*2+[.C18]^2" office:value-type="float" office:value="168">
            <text:p>168</text:p>
          </table:table-cell>
          <table:table-cell table:formula="of:=[.K18]^2" office:value-type="float" office:value="28224">
            <text:p>28224</text:p>
          </table:table-cell>
          <table:table-cell table:formula="of:=[.L18]*8" office:value-type="float" office:value="225792">
            <text:p>226E+0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office:value-type="float" office:value="4">
            <text:p>4</text:p>
          </table:table-cell>
          <table:table-cell table:formula="of:=([.Y18]*[.Y18]-[.Y18])/2+[.Y18]" office:value-type="float" office:value="10">
            <text:p>10</text:p>
          </table:table-cell>
          <table:table-cell table:formula="of:=VLOOKUP([.Y18];[.$C$3:.$F$9];4;0)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 table:formula="of:=[.AC18]*2+[.AC18]^2" office:value-type="float" office:value="24">
            <text:p>24</text:p>
          </table:table-cell>
          <table:table-cell table:style-name="ce10" table:formula="of:=([.AD18]*[.AD18]-[.AD18])/2+[.AD18]" office:value-type="float" office:value="300">
            <text:p>300</text:p>
          </table:table-cell>
          <table:table-cell table:formula="of:=VLOOKUP([.AC18];[.$C$3:.$L$9];10;0)" office:value-type="float" office:value="576">
            <text:p>576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A19]*[.B19]" office:value-type="float" office:value="18">
            <text:p>18</text:p>
          </table:table-cell>
          <table:table-cell/>
          <table:table-cell table:formula="of:=[.C19]" office:value-type="float" office:value="18">
            <text:p>18</text:p>
          </table:table-cell>
          <table:table-cell table:formula="of:=[.E19]^2" office:value-type="float" office:value="324">
            <text:p>324</text:p>
          </table:table-cell>
          <table:table-cell table:formula="of:=[.F19]*8" office:value-type="float" office:value="2592">
            <text:p>259E+01</text:p>
          </table:table-cell>
          <table:table-cell table:number-columns-repeated="3"/>
          <table:table-cell table:formula="of:=[.C19]*2+[.C19]^2" office:value-type="float" office:value="360">
            <text:p>360</text:p>
          </table:table-cell>
          <table:table-cell table:formula="of:=[.K19]^2" office:value-type="float" office:value="129600">
            <text:p>129600</text:p>
          </table:table-cell>
          <table:table-cell table:formula="of:=[.L19]*8" office:value-type="float" office:value="1036800">
            <text:p>104E+04</text:p>
          </table:table-cell>
          <table:table-cell table:number-columns-repeated="5"/>
          <table:table-cell table:style-name="ce7" table:number-columns-repeated="3"/>
          <table:table-cell table:style-name="ce8"/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A20]*[.B20]" office:value-type="float" office:value="24">
            <text:p>24</text:p>
          </table:table-cell>
          <table:table-cell/>
          <table:table-cell table:formula="of:=[.C20]" office:value-type="float" office:value="24">
            <text:p>24</text:p>
          </table:table-cell>
          <table:table-cell table:formula="of:=[.E20]^2" office:value-type="float" office:value="576">
            <text:p>576</text:p>
          </table:table-cell>
          <table:table-cell table:formula="of:=[.F20]*8" office:value-type="float" office:value="4608">
            <text:p>461E+01</text:p>
          </table:table-cell>
          <table:table-cell table:number-columns-repeated="3"/>
          <table:table-cell table:formula="of:=[.C20]*2+[.C20]^2" office:value-type="float" office:value="624">
            <text:p>624</text:p>
          </table:table-cell>
          <table:table-cell table:formula="of:=[.K20]^2" office:value-type="float" office:value="389376">
            <text:p>389376</text:p>
          </table:table-cell>
          <table:table-cell table:formula="of:=[.L20]*8" office:value-type="float" office:value="3115008">
            <text:p>312E+04</text:p>
          </table:table-cell>
          <table:table-cell table:number-columns-repeated="5"/>
          <table:table-cell table:style-name="ce7" table:number-columns-repeated="2"/>
          <table:table-cell table:style-name="ce8" table:number-columns-repeated="2"/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A21]*[.B21]" office:value-type="float" office:value="30">
            <text:p>30</text:p>
          </table:table-cell>
          <table:table-cell/>
          <table:table-cell table:formula="of:=[.C21]" office:value-type="float" office:value="30">
            <text:p>30</text:p>
          </table:table-cell>
          <table:table-cell table:formula="of:=[.E21]^2" office:value-type="float" office:value="900">
            <text:p>900</text:p>
          </table:table-cell>
          <table:table-cell table:formula="of:=[.F21]*8" office:value-type="float" office:value="7200">
            <text:p>720E+01</text:p>
          </table:table-cell>
          <table:table-cell table:number-columns-repeated="3"/>
          <table:table-cell table:formula="of:=[.C21]*2+[.C21]^2" office:value-type="float" office:value="960">
            <text:p>960</text:p>
          </table:table-cell>
          <table:table-cell table:formula="of:=[.K21]^2" office:value-type="float" office:value="921600">
            <text:p>921600</text:p>
          </table:table-cell>
          <table:table-cell table:formula="of:=[.L21]*8" office:value-type="float" office:value="7372800">
            <text:p>737E+04</text:p>
          </table:table-cell>
          <table:table-cell table:number-columns-repeated="5"/>
          <table:table-cell table:style-name="ce7"/>
          <table:table-cell table:style-name="ce8" table:number-columns-repeated="3"/>
          <table:table-cell table:number-columns-repeated="995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formula="of:=[.A22]*[.B22]" office:value-type="float" office:value="36">
            <text:p>36</text:p>
          </table:table-cell>
          <table:table-cell/>
          <table:table-cell table:formula="of:=[.C22]" office:value-type="float" office:value="36">
            <text:p>36</text:p>
          </table:table-cell>
          <table:table-cell table:formula="of:=[.E22]^2" office:value-type="float" office:value="1296">
            <text:p>1296</text:p>
          </table:table-cell>
          <table:table-cell table:formula="of:=[.F22]*8" office:value-type="float" office:value="10368">
            <text:p>104E+02</text:p>
          </table:table-cell>
          <table:table-cell table:number-columns-repeated="3"/>
          <table:table-cell table:formula="of:=[.C22]*2+[.C22]^2" office:value-type="float" office:value="1368">
            <text:p>1368</text:p>
          </table:table-cell>
          <table:table-cell table:formula="of:=[.K22]^2" office:value-type="float" office:value="1871424">
            <text:p>1871424</text:p>
          </table:table-cell>
          <table:table-cell table:formula="of:=[.L22]*8" office:value-type="float" office:value="14971392">
            <text:p>150E+05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A23]*[.B23]" office:value-type="float" office:value="42">
            <text:p>42</text:p>
          </table:table-cell>
          <table:table-cell/>
          <table:table-cell table:formula="of:=[.C23]" office:value-type="float" office:value="42">
            <text:p>42</text:p>
          </table:table-cell>
          <table:table-cell table:formula="of:=[.E23]^2" office:value-type="float" office:value="1764">
            <text:p>1764</text:p>
          </table:table-cell>
          <table:table-cell table:formula="of:=[.F23]*8" office:value-type="float" office:value="14112">
            <text:p>141E+02</text:p>
          </table:table-cell>
          <table:table-cell office:value-type="float" office:value="0.00233">
            <text:p>0.00233</text:p>
          </table:table-cell>
          <table:table-cell office:value-type="float" office:value="0.002322">
            <text:p>0.002322</text:p>
          </table:table-cell>
          <table:table-cell/>
          <table:table-cell table:formula="of:=[.C23]*2+[.C23]^2" office:value-type="float" office:value="1848">
            <text:p>1848</text:p>
          </table:table-cell>
          <table:table-cell table:formula="of:=[.K23]^2" office:value-type="float" office:value="3415104">
            <text:p>3415104</text:p>
          </table:table-cell>
          <table:table-cell table:formula="of:=[.L23]*8" office:value-type="float" office:value="27320832">
            <text:p>273E+05</text:p>
          </table:table-cell>
          <table:table-cell office:value-type="float" office:value="1.354378">
            <text:p>1.354378</text:p>
          </table:table-cell>
          <table:table-cell office:value-type="float" office:value="1.044152">
            <text:p>1.044152</text:p>
          </table:table-cell>
          <table:table-cell table:number-columns-repeated="3"/>
          <table:table-cell table:style-name="ce7" table:number-columns-repeated="5"/>
          <table:table-cell/>
          <table:table-cell office:value-type="float" office:value="5">
            <text:p>5</text:p>
          </table:table-cell>
          <table:table-cell table:formula="of:=([.Y23]*[.Y23]-[.Y23])/2+[.Y23]" office:value-type="float" office:value="15">
            <text:p>15</text:p>
          </table:table-cell>
          <table:table-cell table:formula="of:=VLOOKUP([.Y23];[.$C$3:.$F$9];4;0)"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 table:formula="of:=[.AC23]*2+[.AC23]^2" office:value-type="float" office:value="35">
            <text:p>35</text:p>
          </table:table-cell>
          <table:table-cell table:style-name="ce10" table:formula="of:=([.AD23]*[.AD23]-[.AD23])/2+[.AD23]" office:value-type="float" office:value="630">
            <text:p>630</text:p>
          </table:table-cell>
          <table:table-cell table:formula="of:=VLOOKUP([.AC23];[.$C$3:.$L$9];10;0)" office:value-type="float" office:value="1225">
            <text:p>1225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A24]*[.B24]" office:value-type="float" office:value="12">
            <text:p>12</text:p>
          </table:table-cell>
          <table:table-cell/>
          <table:table-cell table:formula="of:=[.C24]" office:value-type="float" office:value="12">
            <text:p>12</text:p>
          </table:table-cell>
          <table:table-cell table:formula="of:=[.E24]^2" office:value-type="float" office:value="144">
            <text:p>144</text:p>
          </table:table-cell>
          <table:table-cell table:formula="of:=[.F24]*8" office:value-type="float" office:value="1152">
            <text:p>115E+01</text:p>
          </table:table-cell>
          <table:table-cell table:number-columns-repeated="3"/>
          <table:table-cell table:formula="of:=[.C24]*2+[.C24]^2" office:value-type="float" office:value="168">
            <text:p>168</text:p>
          </table:table-cell>
          <table:table-cell table:formula="of:=[.K24]^2" office:value-type="float" office:value="28224">
            <text:p>28224</text:p>
          </table:table-cell>
          <table:table-cell table:formula="of:=[.L24]*8" office:value-type="float" office:value="225792">
            <text:p>226E+03</text:p>
          </table:table-cell>
          <table:table-cell office:value-type="float" office:value="0.030863">
            <text:p>0.030863</text:p>
          </table:table-cell>
          <table:table-cell office:value-type="float" office:value="0.02722">
            <text:p>0.02722</text:p>
          </table:table-cell>
          <table:table-cell table:style-name="Default"/>
          <table:table-cell table:number-columns-repeated="2"/>
          <table:table-cell table:style-name="ce7" table:number-columns-repeated="4"/>
          <table:table-cell table:style-name="ce8"/>
          <table:table-cell table:number-columns-repeated="99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25]*[.B25]" office:value-type="float" office:value="24">
            <text:p>24</text:p>
          </table:table-cell>
          <table:table-cell/>
          <table:table-cell table:formula="of:=[.C25]" office:value-type="float" office:value="24">
            <text:p>24</text:p>
          </table:table-cell>
          <table:table-cell table:formula="of:=[.E25]^2" office:value-type="float" office:value="576">
            <text:p>576</text:p>
          </table:table-cell>
          <table:table-cell table:formula="of:=[.F25]*8" office:value-type="float" office:value="4608">
            <text:p>461E+01</text:p>
          </table:table-cell>
          <table:table-cell table:number-columns-repeated="3"/>
          <table:table-cell table:formula="of:=[.C25]*2+[.C25]^2" office:value-type="float" office:value="624">
            <text:p>624</text:p>
          </table:table-cell>
          <table:table-cell table:formula="of:=[.K25]^2" office:value-type="float" office:value="389376">
            <text:p>389376</text:p>
          </table:table-cell>
          <table:table-cell table:formula="of:=[.L25]*8" office:value-type="float" office:value="3115008">
            <text:p>312E+04</text:p>
          </table:table-cell>
          <table:table-cell office:value-type="float" office:value="0.17562">
            <text:p>0.17562</text:p>
          </table:table-cell>
          <table:table-cell office:value-type="float" office:value="0.137503">
            <text:p>0.137503</text:p>
          </table:table-cell>
          <table:table-cell table:style-name="Default"/>
          <table:table-cell table:number-columns-repeated="2"/>
          <table:table-cell table:style-name="ce7" table:number-columns-repeated="3"/>
          <table:table-cell table:style-name="ce8" table:number-columns-repeated="2"/>
          <table:table-cell table:number-columns-repeated="99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26]*[.B26]" office:value-type="float" office:value="36">
            <text:p>36</text:p>
          </table:table-cell>
          <table:table-cell/>
          <table:table-cell table:formula="of:=[.C26]" office:value-type="float" office:value="36">
            <text:p>36</text:p>
          </table:table-cell>
          <table:table-cell table:formula="of:=[.E26]^2" office:value-type="float" office:value="1296">
            <text:p>1296</text:p>
          </table:table-cell>
          <table:table-cell table:formula="of:=[.F26]*8" office:value-type="float" office:value="10368">
            <text:p>104E+02</text:p>
          </table:table-cell>
          <table:table-cell table:number-columns-repeated="3"/>
          <table:table-cell table:formula="of:=[.C26]*2+[.C26]^2" office:value-type="float" office:value="1368">
            <text:p>1368</text:p>
          </table:table-cell>
          <table:table-cell table:formula="of:=[.K26]^2" office:value-type="float" office:value="1871424">
            <text:p>1871424</text:p>
          </table:table-cell>
          <table:table-cell table:formula="of:=[.L26]*8" office:value-type="float" office:value="14971392">
            <text:p>150E+05</text:p>
          </table:table-cell>
          <table:table-cell office:value-type="float" office:value="0.769924">
            <text:p>0.769924</text:p>
          </table:table-cell>
          <table:table-cell office:value-type="float" office:value="0.588848">
            <text:p>0.588848</text:p>
          </table:table-cell>
          <table:table-cell table:style-name="Default"/>
          <table:table-cell table:number-columns-repeated="2"/>
          <table:table-cell table:style-name="ce7" table:number-columns-repeated="2"/>
          <table:table-cell table:style-name="ce8" table:number-columns-repeated="3"/>
          <table:table-cell table:number-columns-repeated="99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27]*[.B27]" office:value-type="float" office:value="48">
            <text:p>48</text:p>
          </table:table-cell>
          <table:table-cell/>
          <table:table-cell table:formula="of:=[.C27]" office:value-type="float" office:value="48">
            <text:p>48</text:p>
          </table:table-cell>
          <table:table-cell table:formula="of:=[.E27]^2" office:value-type="float" office:value="2304">
            <text:p>2304</text:p>
          </table:table-cell>
          <table:table-cell table:formula="of:=[.F27]*8" office:value-type="float" office:value="18432">
            <text:p>184E+02</text:p>
          </table:table-cell>
          <table:table-cell table:number-columns-repeated="3"/>
          <table:table-cell table:formula="of:=[.C27]*2+[.C27]^2" office:value-type="float" office:value="2400">
            <text:p>2400</text:p>
          </table:table-cell>
          <table:table-cell table:formula="of:=[.K27]^2" office:value-type="float" office:value="5760000">
            <text:p>5760000</text:p>
          </table:table-cell>
          <table:table-cell table:formula="of:=[.L27]*8" office:value-type="float" office:value="46080000">
            <text:p>461E+05</text:p>
          </table:table-cell>
          <table:table-cell office:value-type="float" office:value="2.342544">
            <text:p>2.342544</text:p>
          </table:table-cell>
          <table:table-cell office:value-type="float" office:value="1.751607">
            <text:p>1.751607</text:p>
          </table:table-cell>
          <table:table-cell table:style-name="Default"/>
          <table:table-cell table:number-columns-repeated="2"/>
          <table:table-cell table:style-name="ce7"/>
          <table:table-cell table:style-name="ce8" table:number-columns-repeated="4"/>
          <table:table-cell table:number-columns-repeated="99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A28]*[.B28]" office:value-type="float" office:value="60">
            <text:p>60</text:p>
          </table:table-cell>
          <table:table-cell/>
          <table:table-cell table:formula="of:=[.C28]" office:value-type="float" office:value="60">
            <text:p>60</text:p>
          </table:table-cell>
          <table:table-cell table:formula="of:=[.E28]^2" office:value-type="float" office:value="3600">
            <text:p>3600</text:p>
          </table:table-cell>
          <table:table-cell table:formula="of:=[.F28]*8" office:value-type="float" office:value="28800">
            <text:p>288E+02</text:p>
          </table:table-cell>
          <table:table-cell table:number-columns-repeated="3"/>
          <table:table-cell table:formula="of:=[.C28]*2+[.C28]^2" office:value-type="float" office:value="3720">
            <text:p>3720</text:p>
          </table:table-cell>
          <table:table-cell table:formula="of:=[.K28]^2" office:value-type="float" office:value="13838400">
            <text:p>13838400</text:p>
          </table:table-cell>
          <table:table-cell table:formula="of:=[.L28]*8" office:value-type="float" office:value="110707200">
            <text:p>111E+06</text:p>
          </table:table-cell>
          <table:table-cell office:value-type="float" office:value="5.649942">
            <text:p>5.649942</text:p>
          </table:table-cell>
          <table:table-cell office:value-type="float" office:value="4.162631">
            <text:p>4.16263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A29]*[.B29]" office:value-type="float" office:value="72">
            <text:p>72</text:p>
          </table:table-cell>
          <table:table-cell/>
          <table:table-cell table:formula="of:=[.C29]" office:value-type="float" office:value="72">
            <text:p>72</text:p>
          </table:table-cell>
          <table:table-cell table:formula="of:=[.E29]^2" office:value-type="float" office:value="5184">
            <text:p>5184</text:p>
          </table:table-cell>
          <table:table-cell table:formula="of:=[.F29]*8" office:value-type="float" office:value="41472">
            <text:p>415E+02</text:p>
          </table:table-cell>
          <table:table-cell table:number-columns-repeated="3"/>
          <table:table-cell table:formula="of:=[.C29]*2+[.C29]^2" office:value-type="float" office:value="5328">
            <text:p>5328</text:p>
          </table:table-cell>
          <table:table-cell table:formula="of:=[.K29]^2" office:value-type="float" office:value="28387584">
            <text:p>28387584</text:p>
          </table:table-cell>
          <table:table-cell table:formula="of:=[.L29]*8" office:value-type="float" office:value="227100672">
            <text:p>227E+06</text:p>
          </table:table-cell>
          <table:table-cell office:value-type="float" office:value="11.559272">
            <text:p>11.559272</text:p>
          </table:table-cell>
          <table:table-cell office:value-type="float" office:value="8.550799">
            <text:p>8.550799</text:p>
          </table:table-cell>
          <table:table-cell table:style-name="Default"/>
          <table:table-cell table:number-columns-repeated="8"/>
          <table:table-cell office:value-type="float" office:value="6">
            <text:p>6</text:p>
          </table:table-cell>
          <table:table-cell table:formula="of:=([.Y29]*[.Y29]-[.Y29])/2+[.Y29]" office:value-type="float" office:value="21">
            <text:p>21</text:p>
          </table:table-cell>
          <table:table-cell table:formula="of:=VLOOKUP([.Y29];[.$C$3:.$F$9];4;0)" office:value-type="float" office:value="36">
            <text:p>36</text:p>
          </table:table-cell>
          <table:table-cell/>
          <table:table-cell office:value-type="float" office:value="6">
            <text:p>6</text:p>
          </table:table-cell>
          <table:table-cell table:formula="of:=[.AC29]*2+[.AC29]^2" office:value-type="float" office:value="48">
            <text:p>48</text:p>
          </table:table-cell>
          <table:table-cell table:style-name="ce10" table:formula="of:=([.AD29]*[.AD29]-[.AD29])/2+[.AD29]" office:value-type="float" office:value="1176">
            <text:p>1176</text:p>
          </table:table-cell>
          <table:table-cell table:formula="of:=VLOOKUP([.AC29];[.$C$3:.$L$9];10;0)" office:value-type="float" office:value="2304">
            <text:p>2304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A30]*[.B30]" office:value-type="float" office:value="84">
            <text:p>84</text:p>
          </table:table-cell>
          <table:table-cell/>
          <table:table-cell table:formula="of:=[.C30]" office:value-type="float" office:value="84">
            <text:p>84</text:p>
          </table:table-cell>
          <table:table-cell table:formula="of:=[.E30]^2" office:value-type="float" office:value="7056">
            <text:p>7056</text:p>
          </table:table-cell>
          <table:table-cell table:formula="of:=[.F30]*8" office:value-type="float" office:value="56448">
            <text:p>564E+02</text:p>
          </table:table-cell>
          <table:table-cell office:value-type="float" office:value="0.010981">
            <text:p>0.010981</text:p>
          </table:table-cell>
          <table:table-cell office:value-type="float" office:value="0.00927">
            <text:p>0.00927</text:p>
          </table:table-cell>
          <table:table-cell/>
          <table:table-cell table:formula="of:=[.C30]*2+[.C30]^2" office:value-type="float" office:value="7224">
            <text:p>7224</text:p>
          </table:table-cell>
          <table:table-cell table:formula="of:=[.K30]^2" office:value-type="float" office:value="52186176">
            <text:p>52186176</text:p>
          </table:table-cell>
          <table:table-cell table:formula="of:=[.L30]*8" office:value-type="float" office:value="417489408">
            <text:p>417E+06</text:p>
          </table:table-cell>
          <table:table-cell office:value-type="float" office:value="21.234034">
            <text:p>21.234034</text:p>
          </table:table-cell>
          <table:table-cell office:value-type="float" office:value="15.628213">
            <text:p>15.628213</text:p>
          </table:table-cell>
          <table:table-cell table:style-name="Default"/>
          <table:table-cell table:number-columns-repeated="8"/>
          <table:table-cell office:value-type="float" office:value="7">
            <text:p>7</text:p>
          </table:table-cell>
          <table:table-cell table:formula="of:=([.Y30]*[.Y30]-[.Y30])/2+[.Y30]" office:value-type="float" office:value="28">
            <text:p>28</text:p>
          </table:table-cell>
          <table:table-cell table:formula="of:=VLOOKUP([.Y30];[.$C$3:.$F$9];4;0)" office:value-type="float" office:value="49">
            <text:p>49</text:p>
          </table:table-cell>
          <table:table-cell/>
          <table:table-cell office:value-type="float" office:value="7">
            <text:p>7</text:p>
          </table:table-cell>
          <table:table-cell table:formula="of:=[.AC30]*2+[.AC30]^2" office:value-type="float" office:value="63">
            <text:p>63</text:p>
          </table:table-cell>
          <table:table-cell table:style-name="ce10" table:formula="of:=([.AD30]*[.AD30]-[.AD30])/2+[.AD30]" office:value-type="float" office:value="2016">
            <text:p>2016</text:p>
          </table:table-cell>
          <table:table-cell table:formula="of:=VLOOKUP([.AC30];[.$C$3:.$L$9];10;0)" office:value-type="float" office:value="3969">
            <text:p>3969</text:p>
          </table:table-cell>
          <table:table-cell table:number-columns-repeated="98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A31]*[.B31]" office:value-type="float" office:value="24">
            <text:p>24</text:p>
          </table:table-cell>
          <table:table-cell/>
          <table:table-cell table:formula="of:=[.C31]" office:value-type="float" office:value="24">
            <text:p>24</text:p>
          </table:table-cell>
          <table:table-cell table:formula="of:=[.E31]^2" office:value-type="float" office:value="576">
            <text:p>576</text:p>
          </table:table-cell>
          <table:table-cell table:formula="of:=[.F31]*8" office:value-type="float" office:value="4608">
            <text:p>461E+01</text:p>
          </table:table-cell>
          <table:table-cell table:number-columns-repeated="3"/>
          <table:table-cell table:formula="of:=[.C31]*2+[.C31]^2" office:value-type="float" office:value="624">
            <text:p>624</text:p>
          </table:table-cell>
          <table:table-cell table:formula="of:=[.K31]^2" office:value-type="float" office:value="389376">
            <text:p>389376</text:p>
          </table:table-cell>
          <table:table-cell table:formula="of:=[.L31]*8" office:value-type="float" office:value="3115008">
            <text:p>312E+04</text:p>
          </table:table-cell>
          <table:table-cell office:value-type="float" office:value="0.187417">
            <text:p>0.187417</text:p>
          </table:table-cell>
          <table:table-cell office:value-type="float" office:value="0.136428">
            <text:p>0.136428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[.A32]*[.B32]" office:value-type="float" office:value="48">
            <text:p>48</text:p>
          </table:table-cell>
          <table:table-cell/>
          <table:table-cell table:formula="of:=[.C32]" office:value-type="float" office:value="48">
            <text:p>48</text:p>
          </table:table-cell>
          <table:table-cell table:formula="of:=[.E32]^2" office:value-type="float" office:value="2304">
            <text:p>2304</text:p>
          </table:table-cell>
          <table:table-cell table:formula="of:=[.F32]*8" office:value-type="float" office:value="18432">
            <text:p>184E+02</text:p>
          </table:table-cell>
          <table:table-cell table:number-columns-repeated="3"/>
          <table:table-cell table:formula="of:=[.C32]*2+[.C32]^2" office:value-type="float" office:value="2400">
            <text:p>2400</text:p>
          </table:table-cell>
          <table:table-cell table:formula="of:=[.K32]^2" office:value-type="float" office:value="5760000">
            <text:p>5760000</text:p>
          </table:table-cell>
          <table:table-cell table:formula="of:=[.L32]*8" office:value-type="float" office:value="46080000">
            <text:p>461E+05</text:p>
          </table:table-cell>
          <table:table-cell office:value-type="float" office:value="2.335386">
            <text:p>2.335386</text:p>
          </table:table-cell>
          <table:table-cell office:value-type="float" office:value="1.742953">
            <text:p>1.742953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[.A33]*[.B33]" office:value-type="float" office:value="72">
            <text:p>72</text:p>
          </table:table-cell>
          <table:table-cell/>
          <table:table-cell table:formula="of:=[.C33]" office:value-type="float" office:value="72">
            <text:p>72</text:p>
          </table:table-cell>
          <table:table-cell table:formula="of:=[.E33]^2" office:value-type="float" office:value="5184">
            <text:p>5184</text:p>
          </table:table-cell>
          <table:table-cell table:formula="of:=[.F33]*8" office:value-type="float" office:value="41472">
            <text:p>415E+02</text:p>
          </table:table-cell>
          <table:table-cell table:number-columns-repeated="3"/>
          <table:table-cell table:formula="of:=[.C33]*2+[.C33]^2" office:value-type="float" office:value="5328">
            <text:p>5328</text:p>
          </table:table-cell>
          <table:table-cell table:formula="of:=[.K33]^2" office:value-type="float" office:value="28387584">
            <text:p>28387584</text:p>
          </table:table-cell>
          <table:table-cell table:formula="of:=[.L33]*8" office:value-type="float" office:value="227100672">
            <text:p>227E+06</text:p>
          </table:table-cell>
          <table:table-cell office:value-type="float" office:value="11.691888">
            <text:p>11.691888</text:p>
          </table:table-cell>
          <table:table-cell office:value-type="float" office:value="8.54081">
            <text:p>8.5408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A34]*[.B34]" office:value-type="float" office:value="96">
            <text:p>96</text:p>
          </table:table-cell>
          <table:table-cell/>
          <table:table-cell table:formula="of:=[.C34]" office:value-type="float" office:value="96">
            <text:p>96</text:p>
          </table:table-cell>
          <table:table-cell table:formula="of:=[.E34]^2" office:value-type="float" office:value="9216">
            <text:p>9216</text:p>
          </table:table-cell>
          <table:table-cell table:formula="of:=[.F34]*8" office:value-type="float" office:value="73728">
            <text:p>737E+02</text:p>
          </table:table-cell>
          <table:table-cell table:number-columns-repeated="3"/>
          <table:table-cell table:formula="of:=[.C34]*2+[.C34]^2" office:value-type="float" office:value="9408">
            <text:p>9408</text:p>
          </table:table-cell>
          <table:table-cell table:formula="of:=[.K34]^2" office:value-type="float" office:value="88510464">
            <text:p>88510464</text:p>
          </table:table-cell>
          <table:table-cell table:formula="of:=[.L34]*8" office:value-type="float" office:value="708083712">
            <text:p>708E+06</text:p>
          </table:table-cell>
          <table:table-cell office:value-type="float" office:value="36.467801">
            <text:p>36.467801</text:p>
          </table:table-cell>
          <table:table-cell office:value-type="float" office:value="26.457437">
            <text:p>26.457437</text:p>
          </table:table-cell>
          <table:table-cell table:style-name="Default" table:formula="of:=INT([.O34]/60)" office:value-type="float" office:value="0">
            <text:p>0</text:p>
          </table:table-cell>
          <table:table-cell table:formula="of:=ROUND([.O34]-[.P34]*60;0)" office:value-type="float" office:value="26">
            <text:p>26</text:p>
          </table:table-cell>
          <table:table-cell table:number-columns-repeated="100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[.A35]*[.B35]" office:value-type="float" office:value="120">
            <text:p>120</text:p>
          </table:table-cell>
          <table:table-cell/>
          <table:table-cell table:formula="of:=[.C35]" office:value-type="float" office:value="120">
            <text:p>120</text:p>
          </table:table-cell>
          <table:table-cell table:formula="of:=[.E35]^2" office:value-type="float" office:value="14400">
            <text:p>14400</text:p>
          </table:table-cell>
          <table:table-cell table:formula="of:=[.F35]*8" office:value-type="float" office:value="115200">
            <text:p>115E+03</text:p>
          </table:table-cell>
          <table:table-cell table:number-columns-repeated="3"/>
          <table:table-cell table:formula="of:=[.C35]*2+[.C35]^2" office:value-type="float" office:value="14640">
            <text:p>14640</text:p>
          </table:table-cell>
          <table:table-cell table:formula="of:=[.K35]^2" office:value-type="float" office:value="214329600">
            <text:p>214329600</text:p>
          </table:table-cell>
          <table:table-cell table:formula="of:=[.L35]*8" office:value-type="float" office:value="1714636800">
            <text:p>171E+07</text:p>
          </table:table-cell>
          <table:table-cell office:value-type="float" office:value="89.602521">
            <text:p>89.602521</text:p>
          </table:table-cell>
          <table:table-cell table:style-name="Default" office:value-type="float" office:value="64.064542">
            <text:p>64.064542</text:p>
          </table:table-cell>
          <table:table-cell table:style-name="Default" table:formula="of:=INT([.O35]/60)" office:value-type="float" office:value="1">
            <text:p>1</text:p>
          </table:table-cell>
          <table:table-cell table:formula="of:=ROUND([.O35]-[.P35]*60;0)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A36]*[.B36]" office:value-type="float" office:value="144">
            <text:p>144</text:p>
          </table:table-cell>
          <table:table-cell/>
          <table:table-cell table:formula="of:=[.C36]" office:value-type="float" office:value="144">
            <text:p>144</text:p>
          </table:table-cell>
          <table:table-cell table:formula="of:=[.E36]^2" office:value-type="float" office:value="20736">
            <text:p>20736</text:p>
          </table:table-cell>
          <table:table-cell table:formula="of:=[.F36]*8" office:value-type="float" office:value="165888">
            <text:p>166E+03</text:p>
          </table:table-cell>
          <table:table-cell table:number-columns-repeated="3"/>
          <table:table-cell table:formula="of:=[.C36]*2+[.C36]^2" office:value-type="float" office:value="21024">
            <text:p>21024</text:p>
          </table:table-cell>
          <table:table-cell table:formula="of:=[.K36]^2" office:value-type="float" office:value="442008576">
            <text:p>442008576</text:p>
          </table:table-cell>
          <table:table-cell table:formula="of:=[.L36]*8" office:value-type="float" office:value="3536068608">
            <text:p>354E+07</text:p>
          </table:table-cell>
          <table:table-cell office:value-type="float" office:value="183.570874">
            <text:p>183.570874</text:p>
          </table:table-cell>
          <table:table-cell table:style-name="Default" office:value-type="float" office:value="132.146766">
            <text:p>132.146766</text:p>
          </table:table-cell>
          <table:table-cell table:style-name="Default" table:formula="of:=INT([.O36]/60)" office:value-type="float" office:value="2">
            <text:p>2</text:p>
          </table:table-cell>
          <table:table-cell table:formula="of:=ROUND([.O36]-[.P36]*60;0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formula="of:=[.A37]*[.B37]" office:value-type="float" office:value="168">
            <text:p>168</text:p>
          </table:table-cell>
          <table:table-cell/>
          <table:table-cell table:formula="of:=[.C37]" office:value-type="float" office:value="168">
            <text:p>168</text:p>
          </table:table-cell>
          <table:table-cell table:formula="of:=[.E37]^2" office:value-type="float" office:value="28224">
            <text:p>28224</text:p>
          </table:table-cell>
          <table:table-cell table:formula="of:=[.F37]*8" office:value-type="float" office:value="225792">
            <text:p>226E+03</text:p>
          </table:table-cell>
          <table:table-cell office:value-type="float" office:value="0.029631">
            <text:p>0.029631</text:p>
          </table:table-cell>
          <table:table-cell office:value-type="float" office:value="0.027179">
            <text:p>0.027179</text:p>
          </table:table-cell>
          <table:table-cell/>
          <table:table-cell table:formula="of:=[.C37]*2+[.C37]^2" office:value-type="float" office:value="28560">
            <text:p>28560</text:p>
          </table:table-cell>
          <table:table-cell table:formula="of:=[.K37]^2" office:value-type="float" office:value="815673600">
            <text:p>815673600</text:p>
          </table:table-cell>
          <table:table-cell table:formula="of:=[.L37]*8" office:value-type="float" office:value="6525388800">
            <text:p>653E+07</text:p>
          </table:table-cell>
          <table:table-cell office:value-type="float" office:value="332.378521">
            <text:p>332.378521</text:p>
          </table:table-cell>
          <table:table-cell table:style-name="Default" office:value-type="float" office:value="244.478723">
            <text:p>244.478723</text:p>
          </table:table-cell>
          <table:table-cell table:style-name="Default" table:formula="of:=INT([.O37]/60)" office:value-type="float" office:value="4">
            <text:p>4</text:p>
          </table:table-cell>
          <table:table-cell table:formula="of:=ROUND([.O37]-[.P37]*60;0)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A38]*[.B38]" office:value-type="float" office:value="48">
            <text:p>48</text:p>
          </table:table-cell>
          <table:table-cell/>
          <table:table-cell table:formula="of:=[.C38]" office:value-type="float" office:value="48">
            <text:p>48</text:p>
          </table:table-cell>
          <table:table-cell table:formula="of:=[.E38]^2" office:value-type="float" office:value="2304">
            <text:p>2304</text:p>
          </table:table-cell>
          <table:table-cell table:formula="of:=[.F38]*8" office:value-type="float" office:value="18432">
            <text:p>184E+02</text:p>
          </table:table-cell>
          <table:table-cell table:number-columns-repeated="3"/>
          <table:table-cell table:formula="of:=[.C38]*2+[.C38]^2" office:value-type="float" office:value="2400">
            <text:p>2400</text:p>
          </table:table-cell>
          <table:table-cell table:formula="of:=[.K38]^2" office:value-type="float" office:value="5760000">
            <text:p>5760000</text:p>
          </table:table-cell>
          <table:table-cell table:formula="of:=[.L38]*8" office:value-type="float" office:value="46080000">
            <text:p>461E+05</text:p>
          </table:table-cell>
          <table:table-cell office:value-type="float" office:value="2.412542">
            <text:p>2.412542</text:p>
          </table:table-cell>
          <table:table-cell table:style-name="Default" office:value-type="float" office:value="1.755935">
            <text:p>1.755935</text:p>
          </table:table-cell>
          <table:table-cell table:style-name="Default" table:formula="of:=INT([.O38]/60)" office:value-type="float" office:value="0">
            <text:p>0</text:p>
          </table:table-cell>
          <table:table-cell table:formula="of:=ROUND([.O38]-[.P38]*60;0)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formula="of:=[.A39]*[.B39]" office:value-type="float" office:value="96">
            <text:p>96</text:p>
          </table:table-cell>
          <table:table-cell/>
          <table:table-cell table:formula="of:=[.C39]" office:value-type="float" office:value="96">
            <text:p>96</text:p>
          </table:table-cell>
          <table:table-cell table:formula="of:=[.E39]^2" office:value-type="float" office:value="9216">
            <text:p>9216</text:p>
          </table:table-cell>
          <table:table-cell table:formula="of:=[.F39]*8" office:value-type="float" office:value="73728">
            <text:p>737E+02</text:p>
          </table:table-cell>
          <table:table-cell table:number-columns-repeated="3"/>
          <table:table-cell table:formula="of:=[.C39]*2+[.C39]^2" office:value-type="float" office:value="9408">
            <text:p>9408</text:p>
          </table:table-cell>
          <table:table-cell table:formula="of:=[.K39]^2" office:value-type="float" office:value="88510464">
            <text:p>88510464</text:p>
          </table:table-cell>
          <table:table-cell table:formula="of:=[.L39]*8" office:value-type="float" office:value="708083712">
            <text:p>708E+06</text:p>
          </table:table-cell>
          <table:table-cell office:value-type="float" office:value="37.274043">
            <text:p>37.274043</text:p>
          </table:table-cell>
          <table:table-cell table:style-name="Default" office:value-type="float" office:value="26.563323">
            <text:p>26.563323</text:p>
          </table:table-cell>
          <table:table-cell table:style-name="Default" table:formula="of:=INT([.O39]/60)" office:value-type="float" office:value="0">
            <text:p>0</text:p>
          </table:table-cell>
          <table:table-cell table:formula="of:=ROUND([.O39]-[.P39]*60;0)" office:value-type="float" office:value="27">
            <text:p>27</text:p>
          </table:table-cell>
          <table:table-cell table:number-columns-repeated="100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formula="of:=[.A40]*[.B40]" office:value-type="float" office:value="144">
            <text:p>144</text:p>
          </table:table-cell>
          <table:table-cell/>
          <table:table-cell table:formula="of:=[.C40]" office:value-type="float" office:value="144">
            <text:p>144</text:p>
          </table:table-cell>
          <table:table-cell table:formula="of:=[.E40]^2" office:value-type="float" office:value="20736">
            <text:p>20736</text:p>
          </table:table-cell>
          <table:table-cell table:formula="of:=[.F40]*8" office:value-type="float" office:value="165888">
            <text:p>166E+03</text:p>
          </table:table-cell>
          <table:table-cell table:number-columns-repeated="3"/>
          <table:table-cell table:formula="of:=[.C40]*2+[.C40]^2" office:value-type="float" office:value="21024">
            <text:p>21024</text:p>
          </table:table-cell>
          <table:table-cell table:formula="of:=[.K40]^2" office:value-type="float" office:value="442008576">
            <text:p>442008576</text:p>
          </table:table-cell>
          <table:table-cell table:formula="of:=[.L40]*8" office:value-type="float" office:value="3536068608">
            <text:p>354E+07</text:p>
          </table:table-cell>
          <table:table-cell office:value-type="float" office:value="188.641683">
            <text:p>188.641683</text:p>
          </table:table-cell>
          <table:table-cell table:style-name="Default" office:value-type="float" office:value="132.253541">
            <text:p>132.253541</text:p>
          </table:table-cell>
          <table:table-cell table:style-name="Default" table:formula="of:=INT([.O40]/60)" office:value-type="float" office:value="2">
            <text:p>2</text:p>
          </table:table-cell>
          <table:table-cell table:formula="of:=ROUND([.O40]-[.P40]*60;0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A41]*[.B41]" office:value-type="float" office:value="192">
            <text:p>192</text:p>
          </table:table-cell>
          <table:table-cell/>
          <table:table-cell table:formula="of:=[.C41]" office:value-type="float" office:value="192">
            <text:p>192</text:p>
          </table:table-cell>
          <table:table-cell table:formula="of:=[.E41]^2" office:value-type="float" office:value="36864">
            <text:p>36864</text:p>
          </table:table-cell>
          <table:table-cell table:formula="of:=[.F41]*8" office:value-type="float" office:value="294912">
            <text:p>295E+03</text:p>
          </table:table-cell>
          <table:table-cell table:number-columns-repeated="3"/>
          <table:table-cell table:formula="of:=[.C41]*2+[.C41]^2" office:value-type="float" office:value="37248">
            <text:p>37248</text:p>
          </table:table-cell>
          <table:table-cell table:formula="of:=[.K41]^2" office:value-type="float" office:value="1387413504">
            <text:p>1387413504</text:p>
          </table:table-cell>
          <table:table-cell table:formula="of:=[.L41]*8" office:value-type="float" office:value="11099308032">
            <text:p>111E+08</text:p>
          </table:table-cell>
          <table:table-cell/>
          <table:table-cell office:value-type="float" office:value="415.908937">
            <text:p>415.908937</text:p>
          </table:table-cell>
          <table:table-cell table:style-name="Default" table:formula="of:=INT([.O41]/60)" office:value-type="float" office:value="6">
            <text:p>6</text:p>
          </table:table-cell>
          <table:table-cell table:formula="of:=ROUND([.O41]-[.P41]*60;0)" office:value-type="float" office:value="56">
            <text:p>56</text:p>
          </table:table-cell>
          <table:table-cell table:number-columns-repeated="100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formula="of:=[.A42]*[.B42]" office:value-type="float" office:value="240">
            <text:p>240</text:p>
          </table:table-cell>
          <table:table-cell/>
          <table:table-cell table:formula="of:=[.C42]" office:value-type="float" office:value="240">
            <text:p>240</text:p>
          </table:table-cell>
          <table:table-cell table:formula="of:=[.E42]^2" office:value-type="float" office:value="57600">
            <text:p>57600</text:p>
          </table:table-cell>
          <table:table-cell table:formula="of:=[.F42]*8" office:value-type="float" office:value="460800">
            <text:p>461E+03</text:p>
          </table:table-cell>
          <table:table-cell table:number-columns-repeated="3"/>
          <table:table-cell table:formula="of:=[.C42]*2+[.C42]^2" office:value-type="float" office:value="58080">
            <text:p>58080</text:p>
          </table:table-cell>
          <table:table-cell table:formula="of:=[.K42]^2" office:value-type="float" office:value="3373286400">
            <text:p>3373286400</text:p>
          </table:table-cell>
          <table:table-cell table:formula="of:=[.L42]*8" office:value-type="float" office:value="26986291200">
            <text:p>270E+08</text:p>
          </table:table-cell>
          <table:table-cell/>
          <table:table-cell office:value-type="float" office:value="1002.143748">
            <text:p>1002.143748</text:p>
          </table:table-cell>
          <table:table-cell table:style-name="Default" table:formula="of:=INT([.O42]/60)" office:value-type="float" office:value="16">
            <text:p>16</text:p>
          </table:table-cell>
          <table:table-cell table:formula="of:=ROUND([.O42]-[.P42]*60;0)" office:value-type="float" office:value="42">
            <text:p>42</text:p>
          </table:table-cell>
          <table:table-cell table:number-columns-repeated="100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formula="of:=[.A43]*[.B43]" office:value-type="float" office:value="288">
            <text:p>288</text:p>
          </table:table-cell>
          <table:table-cell/>
          <table:table-cell table:formula="of:=[.C43]" office:value-type="float" office:value="288">
            <text:p>288</text:p>
          </table:table-cell>
          <table:table-cell table:formula="of:=[.E43]^2" office:value-type="float" office:value="82944">
            <text:p>82944</text:p>
          </table:table-cell>
          <table:table-cell table:formula="of:=[.F43]*8" office:value-type="float" office:value="663552">
            <text:p>664E+03</text:p>
          </table:table-cell>
          <table:table-cell table:number-columns-repeated="3"/>
          <table:table-cell table:formula="of:=[.C43]*2+[.C43]^2" office:value-type="float" office:value="83520">
            <text:p>83520</text:p>
          </table:table-cell>
          <table:table-cell table:formula="of:=[.K43]^2" office:value-type="float" office:value="6975590400">
            <text:p>6975590400</text:p>
          </table:table-cell>
          <table:table-cell table:formula="of:=[.L43]*8" office:value-type="float" office:value="55804723200">
            <text:p>558E+08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[.A44]*[.B44]" office:value-type="float" office:value="336">
            <text:p>336</text:p>
          </table:table-cell>
          <table:table-cell/>
          <table:table-cell table:formula="of:=[.C44]" office:value-type="float" office:value="336">
            <text:p>336</text:p>
          </table:table-cell>
          <table:table-cell table:formula="of:=[.E44]^2" office:value-type="float" office:value="112896">
            <text:p>112896</text:p>
          </table:table-cell>
          <table:table-cell table:formula="of:=[.F44]*8" office:value-type="float" office:value="903168">
            <text:p>903E+03</text:p>
          </table:table-cell>
          <table:table-cell office:value-type="float" office:value="0.09997">
            <text:p>0.09997</text:p>
          </table:table-cell>
          <table:table-cell office:value-type="float" office:value="0.053857">
            <text:p>0.053857</text:p>
          </table:table-cell>
          <table:table-cell/>
          <table:table-cell table:formula="of:=[.C44]*2+[.C44]^2" office:value-type="float" office:value="113568">
            <text:p>113568</text:p>
          </table:table-cell>
          <table:table-cell table:formula="of:=[.K44]^2" office:value-type="float" office:value="12897690624">
            <text:p>12897690624</text:p>
          </table:table-cell>
          <table:table-cell table:formula="of:=[.L44]*8" office:value-type="float" office:value="103181524992">
            <text:p>103E+09</text:p>
          </table:table-cell>
          <table:table-cell table:style-name="ce5"/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table:formula="of:=[.A45]*[.B45]" office:value-type="float" office:value="96">
            <text:p>96</text:p>
          </table:table-cell>
          <table:table-cell/>
          <table:table-cell table:formula="of:=[.C45]" office:value-type="float" office:value="96">
            <text:p>96</text:p>
          </table:table-cell>
          <table:table-cell table:formula="of:=[.E45]^2" office:value-type="float" office:value="9216">
            <text:p>9216</text:p>
          </table:table-cell>
          <table:table-cell table:formula="of:=[.F45]*8" office:value-type="float" office:value="73728">
            <text:p>737E+02</text:p>
          </table:table-cell>
          <table:table-cell table:number-columns-repeated="3"/>
          <table:table-cell table:formula="of:=[.C45]*2+[.C45]^2" office:value-type="float" office:value="9408">
            <text:p>9408</text:p>
          </table:table-cell>
          <table:table-cell table:formula="of:=[.K45]^2" office:value-type="float" office:value="88510464">
            <text:p>88510464</text:p>
          </table:table-cell>
          <table:table-cell table:formula="of:=[.L45]*8" office:value-type="float" office:value="708083712">
            <text:p>708E+06</text:p>
          </table:table-cell>
          <table:table-cell office:value-type="float" office:value="36.96907">
            <text:p>36.96907</text:p>
          </table:table-cell>
          <table:table-cell table:style-name="Default" office:value-type="float" office:value="26.461331">
            <text:p>26.461331</text:p>
          </table:table-cell>
          <table:table-cell table:style-name="Default" table:formula="of:=INT([.O45]/60)" office:value-type="float" office:value="0">
            <text:p>0</text:p>
          </table:table-cell>
          <table:table-cell table:formula="of:=ROUND([.O45]-[.P45]*60;0)" office:value-type="float" office:value="26">
            <text:p>26</text:p>
          </table:table-cell>
          <table:table-cell table:number-columns-repeated="100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table:formula="of:=[.A46]*[.B46]" office:value-type="float" office:value="192">
            <text:p>192</text:p>
          </table:table-cell>
          <table:table-cell/>
          <table:table-cell table:formula="of:=[.C46]" office:value-type="float" office:value="192">
            <text:p>192</text:p>
          </table:table-cell>
          <table:table-cell table:formula="of:=[.E46]^2" office:value-type="float" office:value="36864">
            <text:p>36864</text:p>
          </table:table-cell>
          <table:table-cell table:formula="of:=[.F46]*8" office:value-type="float" office:value="294912">
            <text:p>295E+03</text:p>
          </table:table-cell>
          <table:table-cell table:number-columns-repeated="3"/>
          <table:table-cell table:formula="of:=[.C46]*2+[.C46]^2" office:value-type="float" office:value="37248">
            <text:p>37248</text:p>
          </table:table-cell>
          <table:table-cell table:formula="of:=[.K46]^2" office:value-type="float" office:value="1387413504">
            <text:p>1387413504</text:p>
          </table:table-cell>
          <table:table-cell table:formula="of:=[.L46]*8" office:value-type="float" office:value="11099308032">
            <text:p>111E+08</text:p>
          </table:table-cell>
          <table:table-cell/>
          <table:table-cell office:value-type="float" office:value="416.121216">
            <text:p>416.121216</text:p>
          </table:table-cell>
          <table:table-cell table:style-name="Default" table:formula="of:=INT([.O46]/60)" office:value-type="float" office:value="6">
            <text:p>6</text:p>
          </table:table-cell>
          <table:table-cell table:formula="of:=ROUND([.O46]-[.P46]*60;0)" office:value-type="float" office:value="56">
            <text:p>56</text:p>
          </table:table-cell>
          <table:table-cell table:number-columns-repeated="100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table:formula="of:=[.A47]*[.B47]" office:value-type="float" office:value="288">
            <text:p>288</text:p>
          </table:table-cell>
          <table:table-cell/>
          <table:table-cell table:formula="of:=[.C47]" office:value-type="float" office:value="288">
            <text:p>288</text:p>
          </table:table-cell>
          <table:table-cell table:formula="of:=[.E47]^2" office:value-type="float" office:value="82944">
            <text:p>82944</text:p>
          </table:table-cell>
          <table:table-cell table:formula="of:=[.F47]*8" office:value-type="float" office:value="663552">
            <text:p>664E+03</text:p>
          </table:table-cell>
          <table:table-cell table:number-columns-repeated="3"/>
          <table:table-cell table:formula="of:=[.C47]*2+[.C47]^2" office:value-type="float" office:value="83520">
            <text:p>83520</text:p>
          </table:table-cell>
          <table:table-cell table:formula="of:=[.K47]^2" office:value-type="float" office:value="6975590400">
            <text:p>6975590400</text:p>
          </table:table-cell>
          <table:table-cell table:formula="of:=[.L47]*8" office:value-type="float" office:value="55804723200">
            <text:p>558E+08</text:p>
          </table:table-cell>
          <table:table-cell/>
          <table:table-cell office:value-type="float" office:value="2119.662609">
            <text:p>2119.662609</text:p>
          </table:table-cell>
          <table:table-cell table:style-name="Default" table:formula="of:=INT([.O47]/60)" office:value-type="float" office:value="35">
            <text:p>35</text:p>
          </table:table-cell>
          <table:table-cell table:formula="of:=ROUND([.O47]-[.P47]*60;0)" office:value-type="float" office:value="20">
            <text:p>20</text:p>
          </table:table-cell>
          <table:table-cell table:number-columns-repeated="100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formula="of:=[.A48]*[.B48]" office:value-type="float" office:value="384">
            <text:p>384</text:p>
          </table:table-cell>
          <table:table-cell/>
          <table:table-cell table:formula="of:=[.C48]" office:value-type="float" office:value="384">
            <text:p>384</text:p>
          </table:table-cell>
          <table:table-cell table:formula="of:=[.E48]^2" office:value-type="float" office:value="147456">
            <text:p>147456</text:p>
          </table:table-cell>
          <table:table-cell table:formula="of:=[.F48]*8" office:value-type="float" office:value="1179648">
            <text:p>118E+04</text:p>
          </table:table-cell>
          <table:table-cell table:number-columns-repeated="3"/>
          <table:table-cell table:formula="of:=[.C48]*2+[.C48]^2" office:value-type="float" office:value="148224">
            <text:p>148224</text:p>
          </table:table-cell>
          <table:table-cell table:formula="of:=[.K48]^2" office:value-type="float" office:value="21970354176">
            <text:p>21970354176</text:p>
          </table:table-cell>
          <table:table-cell table:formula="of:=[.L48]*8" office:value-type="float" office:value="175762833408">
            <text:p>176E+09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table:formula="of:=[.A49]*[.B49]" office:value-type="float" office:value="480">
            <text:p>480</text:p>
          </table:table-cell>
          <table:table-cell/>
          <table:table-cell table:formula="of:=[.C49]" office:value-type="float" office:value="480">
            <text:p>480</text:p>
          </table:table-cell>
          <table:table-cell table:formula="of:=[.E49]^2" office:value-type="float" office:value="230400">
            <text:p>230400</text:p>
          </table:table-cell>
          <table:table-cell table:formula="of:=[.F49]*8" office:value-type="float" office:value="1843200">
            <text:p>184E+04</text:p>
          </table:table-cell>
          <table:table-cell table:number-columns-repeated="3"/>
          <table:table-cell table:formula="of:=[.C49]*2+[.C49]^2" office:value-type="float" office:value="231360">
            <text:p>231360</text:p>
          </table:table-cell>
          <table:table-cell table:formula="of:=[.K49]^2" office:value-type="float" office:value="53527449600">
            <text:p>53527449600</text:p>
          </table:table-cell>
          <table:table-cell table:formula="of:=[.L49]*8" office:value-type="float" office:value="428219596800">
            <text:p>428E+09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table:formula="of:=[.A50]*[.B50]" office:value-type="float" office:value="576">
            <text:p>576</text:p>
          </table:table-cell>
          <table:table-cell/>
          <table:table-cell table:formula="of:=[.C50]" office:value-type="float" office:value="576">
            <text:p>576</text:p>
          </table:table-cell>
          <table:table-cell table:formula="of:=[.E50]^2" office:value-type="float" office:value="331776">
            <text:p>331776</text:p>
          </table:table-cell>
          <table:table-cell table:formula="of:=[.F50]*8" office:value-type="float" office:value="2654208">
            <text:p>265E+04</text:p>
          </table:table-cell>
          <table:table-cell table:number-columns-repeated="3"/>
          <table:table-cell table:formula="of:=[.C50]*2+[.C50]^2" office:value-type="float" office:value="332928">
            <text:p>332928</text:p>
          </table:table-cell>
          <table:table-cell table:formula="of:=[.K50]^2" office:value-type="float" office:value="110841053184">
            <text:p>110841053184</text:p>
          </table:table-cell>
          <table:table-cell table:formula="of:=[.L50]*8" office:value-type="float" office:value="886728425472">
            <text:p>887E+09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table:formula="of:=[.A51]*[.B51]" office:value-type="float" office:value="672">
            <text:p>672</text:p>
          </table:table-cell>
          <table:table-cell/>
          <table:table-cell table:formula="of:=[.C51]" office:value-type="float" office:value="672">
            <text:p>672</text:p>
          </table:table-cell>
          <table:table-cell table:formula="of:=[.E51]^2" office:value-type="float" office:value="451584">
            <text:p>451584</text:p>
          </table:table-cell>
          <table:table-cell table:formula="of:=[.F51]*8" office:value-type="float" office:value="3612672">
            <text:p>361E+04</text:p>
          </table:table-cell>
          <table:table-cell office:value-type="float" office:value="0.186512">
            <text:p>0.186512</text:p>
          </table:table-cell>
          <table:table-cell office:value-type="float" office:value="0.155286">
            <text:p>0.155286</text:p>
          </table:table-cell>
          <table:table-cell/>
          <table:table-cell table:formula="of:=[.C51]*2+[.C51]^2" office:value-type="float" office:value="452928">
            <text:p>452928</text:p>
          </table:table-cell>
          <table:table-cell table:formula="of:=[.K51]^2" office:value-type="float" office:value="205143773184">
            <text:p>205143773184</text:p>
          </table:table-cell>
          <table:table-cell table:formula="of:=[.L51]*8" office:value-type="float" office:value="1641150185472">
            <text:p>164E+10</text:p>
          </table:table-cell>
          <table:table-cell table:number-columns-repeated="100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table:formula="of:=[.A52]*[.B52]" office:value-type="float" office:value="192">
            <text:p>192</text:p>
          </table:table-cell>
          <table:table-cell/>
          <table:table-cell table:formula="of:=[.C52]" office:value-type="float" office:value="192">
            <text:p>192</text:p>
          </table:table-cell>
          <table:table-cell table:formula="of:=[.E52]^2" office:value-type="float" office:value="36864">
            <text:p>36864</text:p>
          </table:table-cell>
          <table:table-cell table:formula="of:=[.F52]*8" office:value-type="float" office:value="294912">
            <text:p>295E+03</text:p>
          </table:table-cell>
          <table:table-cell table:number-columns-repeated="3"/>
          <table:table-cell table:formula="of:=[.C52]*2+[.C52]^2" office:value-type="float" office:value="37248">
            <text:p>37248</text:p>
          </table:table-cell>
          <table:table-cell table:formula="of:=[.K52]^2" office:value-type="float" office:value="1387413504">
            <text:p>1387413504</text:p>
          </table:table-cell>
          <table:table-cell table:formula="of:=[.L52]*8" office:value-type="float" office:value="11099308032">
            <text:p>111E+08</text:p>
          </table:table-cell>
          <table:table-cell/>
          <table:table-cell office:value-type="float" office:value="416.004957">
            <text:p>416.004957</text:p>
          </table:table-cell>
          <table:table-cell table:style-name="Default" table:formula="of:=INT([.O52]/60)" office:value-type="float" office:value="6">
            <text:p>6</text:p>
          </table:table-cell>
          <table:table-cell table:formula="of:=ROUND([.O52]-[.P52]*60;0)" office:value-type="float" office:value="56">
            <text:p>56</text:p>
          </table:table-cell>
          <table:table-cell table:number-columns-repeated="1000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table:formula="of:=[.A53]*[.B53]" office:value-type="float" office:value="384">
            <text:p>384</text:p>
          </table:table-cell>
          <table:table-cell/>
          <table:table-cell table:formula="of:=[.C53]" office:value-type="float" office:value="384">
            <text:p>384</text:p>
          </table:table-cell>
          <table:table-cell table:formula="of:=[.E53]^2" office:value-type="float" office:value="147456">
            <text:p>147456</text:p>
          </table:table-cell>
          <table:table-cell table:formula="of:=[.F53]*8" office:value-type="float" office:value="1179648">
            <text:p>118E+04</text:p>
          </table:table-cell>
          <table:table-cell table:number-columns-repeated="3"/>
          <table:table-cell table:formula="of:=[.C53]*2+[.C53]^2" office:value-type="float" office:value="148224">
            <text:p>148224</text:p>
          </table:table-cell>
          <table:table-cell table:formula="of:=[.K53]^2" office:value-type="float" office:value="21970354176">
            <text:p>21970354176</text:p>
          </table:table-cell>
          <table:table-cell table:formula="of:=[.L53]*8" office:value-type="float" office:value="175762833408">
            <text:p>176E+09</text:p>
          </table:table-cell>
          <table:table-cell table:number-columns-repeated="100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table:formula="of:=[.A54]*[.B54]" office:value-type="float" office:value="576">
            <text:p>576</text:p>
          </table:table-cell>
          <table:table-cell/>
          <table:table-cell table:formula="of:=[.C54]" office:value-type="float" office:value="576">
            <text:p>576</text:p>
          </table:table-cell>
          <table:table-cell table:formula="of:=[.E54]^2" office:value-type="float" office:value="331776">
            <text:p>331776</text:p>
          </table:table-cell>
          <table:table-cell table:formula="of:=[.F54]*8" office:value-type="float" office:value="2654208">
            <text:p>265E+04</text:p>
          </table:table-cell>
          <table:table-cell table:number-columns-repeated="3"/>
          <table:table-cell table:formula="of:=[.C54]*2+[.C54]^2" office:value-type="float" office:value="332928">
            <text:p>332928</text:p>
          </table:table-cell>
          <table:table-cell table:formula="of:=[.K54]^2" office:value-type="float" office:value="110841053184">
            <text:p>110841053184</text:p>
          </table:table-cell>
          <table:table-cell table:formula="of:=[.L54]*8" office:value-type="float" office:value="886728425472">
            <text:p>887E+09</text:p>
          </table:table-cell>
          <table:table-cell table:number-columns-repeated="100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table:formula="of:=[.A55]*[.B55]" office:value-type="float" office:value="768">
            <text:p>768</text:p>
          </table:table-cell>
          <table:table-cell/>
          <table:table-cell table:formula="of:=[.C55]" office:value-type="float" office:value="768">
            <text:p>768</text:p>
          </table:table-cell>
          <table:table-cell table:formula="of:=[.E55]^2" office:value-type="float" office:value="589824">
            <text:p>589824</text:p>
          </table:table-cell>
          <table:table-cell table:formula="of:=[.F55]*8" office:value-type="float" office:value="4718592">
            <text:p>472E+04</text:p>
          </table:table-cell>
          <table:table-cell table:number-columns-repeated="3"/>
          <table:table-cell table:formula="of:=[.C55]*2+[.C55]^2" office:value-type="float" office:value="591360">
            <text:p>591360</text:p>
          </table:table-cell>
          <table:table-cell table:formula="of:=[.K55]^2" office:value-type="float" office:value="349706649600">
            <text:p>349706649600</text:p>
          </table:table-cell>
          <table:table-cell table:formula="of:=[.L55]*8" office:value-type="float" office:value="2797653196800">
            <text:p>280E+10</text:p>
          </table:table-cell>
          <table:table-cell table:number-columns-repeated="100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table:formula="of:=[.A56]*[.B56]" office:value-type="float" office:value="960">
            <text:p>960</text:p>
          </table:table-cell>
          <table:table-cell/>
          <table:table-cell table:formula="of:=[.C56]" office:value-type="float" office:value="960">
            <text:p>960</text:p>
          </table:table-cell>
          <table:table-cell table:formula="of:=[.E56]^2" office:value-type="float" office:value="921600">
            <text:p>921600</text:p>
          </table:table-cell>
          <table:table-cell table:formula="of:=[.F56]*8" office:value-type="float" office:value="7372800">
            <text:p>737E+04</text:p>
          </table:table-cell>
          <table:table-cell table:number-columns-repeated="3"/>
          <table:table-cell table:formula="of:=[.C56]*2+[.C56]^2" office:value-type="float" office:value="923520">
            <text:p>923520</text:p>
          </table:table-cell>
          <table:table-cell table:formula="of:=[.K56]^2" office:value-type="float" office:value="852889190400">
            <text:p>852889190400</text:p>
          </table:table-cell>
          <table:table-cell table:formula="of:=[.L56]*8" office:value-type="float" office:value="6823113523200">
            <text:p>682E+10</text:p>
          </table:table-cell>
          <table:table-cell table:number-columns-repeated="100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">
            <text:p>6</text:p>
          </table:table-cell>
          <table:table-cell table:formula="of:=[.A57]*[.B57]" office:value-type="float" office:value="1152">
            <text:p>1152</text:p>
          </table:table-cell>
          <table:table-cell/>
          <table:table-cell table:formula="of:=[.C57]" office:value-type="float" office:value="1152">
            <text:p>1152</text:p>
          </table:table-cell>
          <table:table-cell table:formula="of:=[.E57]^2" office:value-type="float" office:value="1327104">
            <text:p>1327104</text:p>
          </table:table-cell>
          <table:table-cell table:formula="of:=[.F57]*8" office:value-type="float" office:value="10616832">
            <text:p>106E+05</text:p>
          </table:table-cell>
          <table:table-cell table:number-columns-repeated="3"/>
          <table:table-cell table:formula="of:=[.C57]*2+[.C57]^2" office:value-type="float" office:value="1329408">
            <text:p>1329408</text:p>
          </table:table-cell>
          <table:table-cell table:formula="of:=[.K57]^2" office:value-type="float" office:value="1767325630464">
            <text:p>1767325630464</text:p>
          </table:table-cell>
          <table:table-cell table:formula="of:=[.L57]*8" office:value-type="float" office:value="14138605043712">
            <text:p>141E+11</text:p>
          </table:table-cell>
          <table:table-cell table:number-columns-repeated="100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">
            <text:p>7</text:p>
          </table:table-cell>
          <table:table-cell table:formula="of:=[.A58]*[.B58]" office:value-type="float" office:value="1344">
            <text:p>1344</text:p>
          </table:table-cell>
          <table:table-cell/>
          <table:table-cell table:formula="of:=[.C58]" office:value-type="float" office:value="1344">
            <text:p>1344</text:p>
          </table:table-cell>
          <table:table-cell table:formula="of:=[.E58]^2" office:value-type="float" office:value="1806336">
            <text:p>1806336</text:p>
          </table:table-cell>
          <table:table-cell table:formula="of:=[.F58]*8" office:value-type="float" office:value="14450688">
            <text:p>145E+05</text:p>
          </table:table-cell>
          <table:table-cell office:value-type="float" office:value="0.705648">
            <text:p>0.705648</text:p>
          </table:table-cell>
          <table:table-cell office:value-type="float" office:value="0.561959">
            <text:p>0.561959</text:p>
          </table:table-cell>
          <table:table-cell/>
          <table:table-cell table:formula="of:=[.C58]*2+[.C58]^2" office:value-type="float" office:value="1809024">
            <text:p>1809024</text:p>
          </table:table-cell>
          <table:table-cell table:formula="of:=[.K58]^2" office:value-type="float" office:value="3272567832576">
            <text:p>3272567832576</text:p>
          </table:table-cell>
          <table:table-cell table:formula="of:=[.L58]*8" office:value-type="float" office:value="26180542660608">
            <text:p>262E+11</text:p>
          </table:table-cell>
          <table:table-cell table:number-columns-repeated="1004"/>
        </table:table-row>
      </table:table>
      <table:table table:name="lists=2" table:style-name="ta1" table:print="false">
        <office:forms form:automatic-focus="false" form:apply-design-mode="false"/>
        <table:table-column table:style-name="co21" table:default-cell-style-name="Default"/>
        <table:table-column table:style-name="co12" table:number-columns-repeated="5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3" table:default-cell-style-name="ce15"/>
        <table:table-column table:style-name="co23" table:default-cell-style-name="Default"/>
        <table:table-column table:style-name="co23" table:default-cell-style-name="ce10"/>
        <table:table-column table:style-name="co23" table:default-cell-style-name="Default"/>
        <table:table-column table:style-name="co17" table:default-cell-style-name="Default"/>
        <table:table-column table:style-name="co22" table:default-cell-style-name="Default"/>
        <table:table-row table:style-name="ro1">
          <table:table-cell table:number-columns-repeated="7"/>
          <table:table-cell table:style-name="ce14" office:value-type="string">
            <text:p>BestTol=0</text:p>
          </table:table-cell>
          <table:table-cell table:style-name="ce14" table:number-columns-repeated="6"/>
          <table:table-cell/>
          <table:table-cell table:style-name="ce14" office:value-type="string">
            <text:p>BestTol=1</text:p>
          </table:table-cell>
        </table:table-row>
        <table:table-row table:style-name="ro1">
          <table:table-cell table:style-name="ce6" office:value-type="string">
            <text:p>numR1\numR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4" office:value-type="string">
            <text:p>Lists=2</text:p>
          </table:table-cell>
          <table:table-cell table:style-name="ce14" office:value-type="string">
            <text:p>Lists=2</text:p>
          </table:table-cell>
          <table:table-cell table:style-name="ce14" office:value-type="string">
            <text:p>Lists=2</text:p>
          </table:table-cell>
          <table:table-cell table:style-name="ce14" office:value-type="string">
            <text:p>Lists=2</text:p>
          </table:table-cell>
          <table:table-cell table:style-name="ce14" office:value-type="string">
            <text:p>Lists=2</text:p>
          </table:table-cell>
          <table:table-cell table:style-name="ce14" office:value-type="string">
            <text:p>Lists=2</text:p>
          </table:table-cell>
          <table:table-cell table:style-name="ce14" office:value-type="string">
            <text:p>Lists=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7"/>
          <table:table-cell table:style-name="ce12"/>
          <table:table-cell table:style-name="ce13" table:number-columns-repeated="3"/>
          <table:table-cell/>
          <table:table-cell table:style-name="ce1" office:value-type="string">
            <text:p>numR1</text:p>
          </table:table-cell>
          <table:table-cell table:style-name="ce1" office:value-type="string">
            <text:p>numR2</text:p>
          </table:table-cell>
          <table:table-cell table:style-name="ce1" office:value-type="string">
            <text:p>numR</text:p>
          </table:table-cell>
          <table:table-cell table:style-name="ce1" office:value-type="string">
            <office:annotation draw:style-name="gr3" draw:text-style-name="P1" svg:width="94.98mm" svg:height="13.86mm" svg:x="142.41mm" svg:y="60.2mm" draw:caption-point-x="-18.73mm" draw:caption-point-y="-51.21mm">
              <dc:date>2023-12-27T00:00:00</dc:date>
              <text:p text:style-name="P1">numR2+(numR<text:span text:style-name="T1">2</text:span>-numR)/2+numR+(numR<text:span text:style-name="T1">2</text:span>-numR)/2+numR</text:p>
              <text:p text:style-name="P1">=numR2+(numR<text:span text:style-name="T1">2</text:span>+numR)/2+(numR<text:span text:style-name="T1">2</text:span>+numR)/2</text:p>
              <text:p text:style-name="P1">=numR2+numR<text:span text:style-name="T1">2</text:span>+numR</text:p>
            </office:annotation>
            <text:p>numV<text:span text:style-name="T4">min</text:span></text:p>
          </table:table-cell>
          <table:table-cell table:style-name="ce1" office:value-type="string">
            <office:annotation draw:style-name="gr3" draw:text-style-name="P1" svg:width="91.38mm" svg:height="13.86mm" svg:x="145.1mm" svg:y="4.63mm" draw:caption-point-x="-6.1mm" draw:caption-point-y="4.36mm">
              <dc:date>2023-12-27T00:00:00</dc:date>
              <text:p text:style-name="P1">numR+(numR<text:span text:style-name="T1">2</text:span>-numR)/2+numR+(numR<text:span text:style-name="T1">2</text:span>-numR)/2+numR</text:p>
              <text:p text:style-name="P1">=numR+(numR<text:span text:style-name="T1">2</text:span>+numR)/2+(numR<text:span text:style-name="T1">2</text:span>+numR)/2</text:p>
              <text:p text:style-name="P1">=numR<text:span text:style-name="T1">2</text:span>+2*numR</text:p>
            </office:annotation>
            <text:p>numV</text:p>
          </table:table-cell>
          <table:table-cell table:style-name="ce1" office:value-type="string">
            <office:annotation draw:style-name="gr2" draw:text-style-name="P2" svg:width="41.06mm" svg:height="9.91mm" svg:x="110.89mm" svg:y="19.44mm" draw:caption-point-x="43.44mm" draw:caption-point-y="-10.45mm">
              <dc:date>2023-12-27T00:00:00</dc:date>
              <text:p text:style-name="P2"><text:span text:style-name="T2">(</text:span><text:span text:style-name="T2">numV</text:span><text:span text:style-name="T3">2</text:span><text:span text:style-name="T2">-numV</text:span><text:span text:style-name="T2">)/2+</text:span><text:span text:style-name="T2">numV</text:span></text:p>
              <text:p text:style-name="P2"><text:span text:style-name="T2">=(numV</text:span><text:span text:style-name="T3">2</text:span><text:span text:style-name="T2">+numV)/2</text:span></text:p>
            </office:annotation>
            <text:p>totV<text:span text:style-name="T4">min</text:span></text:p>
          </table:table-cell>
          <table:table-cell table:style-name="ce1" office:value-type="string">
            <text:p>totV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style-name="ce7" table:number-columns-repeated="2"/>
          <table:table-cell table:style-name="ce13" table:number-columns-repeated="3"/>
          <table:table-cell/>
          <table:table-cell table:number-columns-repeated="2" office:value-type="float" office:value="1">
            <text:p>1</text:p>
          </table:table-cell>
          <table:table-cell table:formula="of:=[.H4]+[.I4]" office:value-type="float" office:value="2">
            <text:p>2</text:p>
          </table:table-cell>
          <table:table-cell table:style-name="Default" table:formula="of:=[.I4]+([.J4]*[.J4]-[.J4])/2+[.J4]+([.J4]*[.J4]-[.J4])/2+[.J4]" office:value-type="float" office:value="7">
            <text:p>7</text:p>
          </table:table-cell>
          <table:table-cell table:formula="of:=[.J4]*[.J4]+2*[.J4]" office:value-type="float" office:value="8">
            <text:p>8</text:p>
          </table:table-cell>
          <table:table-cell table:formula="of:=([.L4]*[.L4]-[.L4])/2+[.L4]" office:value-type="float" office:value="36">
            <text:p>36</text:p>
          </table:table-cell>
          <table:table-cell table:formula="of:=[.L4]*[.L4]" office:value-type="float" office:value="64">
            <text:p>64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style-name="ce11" table:number-columns-repeated="3"/>
          <table:table-cell table:style-name="ce13" table:number-columns-repeated="2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H5]+[.I5]" office:value-type="float" office:value="3">
            <text:p>3</text:p>
          </table:table-cell>
          <table:table-cell table:formula="of:=[.I5]+([.J5]*[.J5]-[.J5])/2+[.J5]+([.J5]*[.J5]-[.J5])/2+[.J5]" office:value-type="float" office:value="13">
            <text:p>13</text:p>
          </table:table-cell>
          <table:table-cell table:formula="of:=[.J5]*[.J5]+2*[.J5]" office:value-type="float" office:value="15">
            <text:p>15</text:p>
          </table:table-cell>
          <table:table-cell table:formula="of:=([.L5]*[.L5]-[.L5])/2+[.L5]" office:value-type="float" office:value="120">
            <text:p>120</text:p>
          </table:table-cell>
          <table:table-cell table:formula="of:=[.L5]*[.L5]" office:value-type="float" office:value="225">
            <text:p>225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style-name="ce11" table:number-columns-repeated="4"/>
          <table:table-cell table:style-name="ce13"/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H6]+[.I6]" office:value-type="float" office:value="4">
            <text:p>4</text:p>
          </table:table-cell>
          <table:table-cell table:formula="of:=[.I6]+([.J6]*[.J6]-[.J6])/2+[.J6]+([.J6]*[.J6]-[.J6])/2+[.J6]" office:value-type="float" office:value="21">
            <text:p>21</text:p>
          </table:table-cell>
          <table:table-cell table:formula="of:=[.J6]*[.J6]+2*[.J6]" office:value-type="float" office:value="24">
            <text:p>24</text:p>
          </table:table-cell>
          <table:table-cell table:formula="of:=([.L6]*[.L6]-[.L6])/2+[.L6]" office:value-type="float" office:value="300">
            <text:p>300</text:p>
          </table:table-cell>
          <table:table-cell table:formula="of:=[.L6]*[.L6]" office:value-type="float" office:value="576">
            <text:p>576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table:style-name="ce11" table:number-columns-repeated="5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H7]+[.I7]" office:value-type="float" office:value="3">
            <text:p>3</text:p>
          </table:table-cell>
          <table:table-cell table:formula="of:=[.I7]+([.J7]*[.J7]-[.J7])/2+[.J7]+([.J7]*[.J7]-[.J7])/2+[.J7]" office:value-type="float" office:value="14">
            <text:p>14</text:p>
          </table:table-cell>
          <table:table-cell table:formula="of:=[.J7]*[.J7]+2*[.J7]" office:value-type="float" office:value="15">
            <text:p>15</text:p>
          </table:table-cell>
          <table:table-cell table:formula="of:=([.L7]*[.L7]-[.L7])/2+[.L7]" office:value-type="float" office:value="120">
            <text:p>120</text:p>
          </table:table-cell>
          <table:table-cell table:formula="of:=[.L7]*[.L7]" office:value-type="float" office:value="225">
            <text:p>225</text:p>
          </table:table-cell>
          <table:table-cell table:number-columns-repeated="2"/>
        </table:table-row>
        <table:table-row table:style-name="ro3">
          <table:table-cell table:number-columns-repeated="7"/>
          <table:table-cell table:number-columns-repeated="2" office:value-type="float" office:value="2">
            <text:p>2</text:p>
          </table:table-cell>
          <table:table-cell table:formula="of:=[.H8]+[.I8]" office:value-type="float" office:value="4">
            <text:p>4</text:p>
          </table:table-cell>
          <table:table-cell table:formula="of:=[.I8]+([.J8]*[.J8]-[.J8])/2+[.J8]+([.J8]*[.J8]-[.J8])/2+[.J8]" office:value-type="float" office:value="22">
            <text:p>22</text:p>
          </table:table-cell>
          <table:table-cell table:formula="of:=[.J8]*[.J8]+2*[.J8]" office:value-type="float" office:value="24">
            <text:p>24</text:p>
          </table:table-cell>
          <table:table-cell table:formula="of:=([.L8]*[.L8]-[.L8])/2+[.L8]" office:value-type="float" office:value="300">
            <text:p>300</text:p>
          </table:table-cell>
          <table:table-cell table:formula="of:=[.L8]*[.L8]" office:value-type="float" office:value="576">
            <text:p>57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H9]+[.I9]" office:value-type="float" office:value="5">
            <text:p>5</text:p>
          </table:table-cell>
          <table:table-cell table:formula="of:=[.I9]+([.J9]*[.J9]-[.J9])/2+[.J9]+([.J9]*[.J9]-[.J9])/2+[.J9]" office:value-type="float" office:value="32">
            <text:p>32</text:p>
          </table:table-cell>
          <table:table-cell table:formula="of:=[.J9]*[.J9]+2*[.J9]" office:value-type="float" office:value="35">
            <text:p>35</text:p>
          </table:table-cell>
          <table:table-cell table:formula="of:=([.L9]*[.L9]-[.L9])/2+[.L9]" office:value-type="float" office:value="630">
            <text:p>630</text:p>
          </table:table-cell>
          <table:table-cell table:formula="of:=[.L9]*[.L9]" office:value-type="float" office:value="1225">
            <text:p>1225</text:p>
          </table:table-cell>
          <table:table-cell table:number-columns-repeated="2"/>
        </table:table-row>
      </table:table>
      <table:table table:name="GUItextView" table:style-name="ta1" table:print="false"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3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Text lines</text:p>
          </table:table-cell>
          <table:table-cell table:style-name="ce6" office:value-type="string">
            <text:p>pixels</text:p>
          </table:table-cell>
          <table:table-cell table:style-name="ce6" office:value-type="string">
            <text:p>ratio</text:p>
          </table:table-cell>
          <table:table-cell table:style-name="ce6"/>
          <table:table-cell table:style-name="ce6" office:value-type="string">
            <text:p>Text cols</text:p>
          </table:table-cell>
          <table:table-cell table:style-name="ce6" office:value-type="string">
            <text:p>pixels</text:p>
          </table:table-cell>
          <table:table-cell table:style-name="ce6" office:value-type="string">
            <text:p>rati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48+17*([.A2]-2)" office:value-type="float" office:value="31">
            <text:p>31</text:p>
          </table:table-cell>
          <table:table-cell table:formula="of:=[.B2]/[.A2]" office:value-type="float" office:value="31">
            <text:p>31</text:p>
          </table:table-cell>
          <table:table-cell/>
          <table:table-cell office:value-type="float" office:value="71">
            <text:p>71</text:p>
          </table:table-cell>
          <table:table-cell office:value-type="float" office:value="642">
            <text:p>642</text:p>
          </table:table-cell>
          <table:table-cell table:style-name="ce16" table:formula="of:=[.F2]/[.E2]" office:value-type="float" office:value="9.04225352112676">
            <text:p>9.04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48+17*([.A3]-2)" office:value-type="float" office:value="48">
            <text:p>48</text:p>
          </table:table-cell>
          <table:table-cell table:formula="of:=[.B3]/[.A3]" office:value-type="float" office:value="24">
            <text:p>24</text:p>
          </table:table-cell>
          <table:table-cell/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 table:style-name="ce16" table:formula="of:=[.F3]/[.E3]" office:value-type="float" office:value="9">
            <text:p>9.00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48+17*([.A4]-2)" office:value-type="float" office:value="65">
            <text:p>65</text:p>
          </table:table-cell>
          <table:table-cell table:formula="of:=[.B4]/[.A4]" office:value-type="float" office:value="21.6666666666667">
            <text:p>21.6666666667</text:p>
          </table:table-cell>
          <table:table-cell/>
          <table:table-cell office:value-type="float" office:value="80">
            <text:p>80</text:p>
          </table:table-cell>
          <table:table-cell office:value-type="float" office:value="722">
            <text:p>722</text:p>
          </table:table-cell>
          <table:table-cell table:style-name="ce16" table:formula="of:=[.F4]/[.E4]" office:value-type="float" office:value="9.025">
            <text:p>9.03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48+17*([.A5]-2)" office:value-type="float" office:value="82">
            <text:p>82</text:p>
          </table:table-cell>
          <table:table-cell table:formula="of:=[.B5]/[.A5]" office:value-type="float" office:value="20.5">
            <text:p>20.5</text:p>
          </table:table-cell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 table:formula="of:=48+17*([.A6]-2)" office:value-type="float" office:value="99">
            <text:p>99</text:p>
          </table:table-cell>
          <table:table-cell table:formula="of:=[.B6]/[.A6]" office:value-type="float" office:value="19.8">
            <text:p>19.8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table:formula="of:=48+17*([.A7]-2)" office:value-type="float" office:value="116">
            <text:p>116</text:p>
          </table:table-cell>
          <table:table-cell table:formula="of:=[.B7]/[.A7]" office:value-type="float" office:value="19.3333333333333">
            <text:p>19.3333333333</text:p>
          </table:table-cell>
          <table:table-cell table:number-columns-repeated="4"/>
        </table:table-row>
        <table:table-row table:style-name="ro3">
          <table:table-cell office:value-type="float" office:value="7">
            <text:p>7</text:p>
          </table:table-cell>
          <table:table-cell table:formula="of:=48+17*([.A8]-2)" office:value-type="float" office:value="133">
            <text:p>133</text:p>
          </table:table-cell>
          <table:table-cell table:formula="of:=[.B8]/[.A8]" office:value-type="float" office:value="19">
            <text:p>19</text:p>
          </table:table-cell>
          <table:table-cell table:number-columns-repeated="4"/>
        </table:table-row>
        <table:table-row table:style-name="ro3">
          <table:table-cell office:value-type="float" office:value="8">
            <text:p>8</text:p>
          </table:table-cell>
          <table:table-cell table:formula="of:=48+17*([.A9]-2)" office:value-type="float" office:value="150">
            <text:p>150</text:p>
          </table:table-cell>
          <table:table-cell table:formula="of:=[.B9]/[.A9]" office:value-type="float" office:value="18.75">
            <text:p>18.75</text:p>
          </table:table-cell>
          <table:table-cell table:number-columns-repeated="4"/>
        </table:table-row>
        <table:table-row table:style-name="ro3">
          <table:table-cell office:value-type="float" office:value="9">
            <text:p>9</text:p>
          </table:table-cell>
          <table:table-cell table:formula="of:=48+17*([.A10]-2)" office:value-type="float" office:value="167">
            <text:p>167</text:p>
          </table:table-cell>
          <table:table-cell table:formula="of:=[.B10]/[.A10]" office:value-type="float" office:value="18.5555555555556">
            <text:p>18.5555555556</text:p>
          </table:table-cell>
          <table:table-cell table:number-columns-repeated="4"/>
        </table:table-row>
        <table:table-row table:style-name="ro3">
          <table:table-cell office:value-type="float" office:value="10">
            <text:p>10</text:p>
          </table:table-cell>
          <table:table-cell table:formula="of:=48+17*([.A11]-2)" office:value-type="float" office:value="184">
            <text:p>184</text:p>
          </table:table-cell>
          <table:table-cell table:formula="of:=[.B11]/[.A11]" office:value-type="float" office:value="18.4">
            <text:p>18.4</text:p>
          </table:table-cell>
          <table:table-cell table:number-columns-repeated="4"/>
        </table:table-row>
        <table:table-row table:style-name="ro3">
          <table:table-cell office:value-type="float" office:value="11">
            <text:p>11</text:p>
          </table:table-cell>
          <table:table-cell table:formula="of:=48+17*([.A12]-2)" office:value-type="float" office:value="201">
            <text:p>201</text:p>
          </table:table-cell>
          <table:table-cell table:formula="of:=[.B12]/[.A12]" office:value-type="float" office:value="18.2727272727273">
            <text:p>18.2727272727</text:p>
          </table:table-cell>
          <table:table-cell table:number-columns-repeated="4"/>
        </table:table-row>
        <table:table-row table:style-name="ro3">
          <table:table-cell office:value-type="float" office:value="12">
            <text:p>12</text:p>
          </table:table-cell>
          <table:table-cell table:formula="of:=48+17*([.A13]-2)" office:value-type="float" office:value="218">
            <text:p>218</text:p>
          </table:table-cell>
          <table:table-cell table:formula="of:=[.B13]/[.A13]" office:value-type="float" office:value="18.1666666666667">
            <text:p>18.1666666667</text:p>
          </table:table-cell>
          <table:table-cell table:number-columns-repeated="4"/>
        </table:table-row>
        <table:table-row table:style-name="ro3">
          <table:table-cell office:value-type="float" office:value="13">
            <text:p>13</text:p>
          </table:table-cell>
          <table:table-cell table:formula="of:=48+17*([.A14]-2)" office:value-type="float" office:value="235">
            <text:p>235</text:p>
          </table:table-cell>
          <table:table-cell table:formula="of:=[.B14]/[.A14]" office:value-type="float" office:value="18.0769230769231">
            <text:p>18.0769230769</text:p>
          </table:table-cell>
          <table:table-cell table:number-columns-repeated="4"/>
        </table:table-row>
        <table:table-row table:style-name="ro3">
          <table:table-cell office:value-type="float" office:value="14">
            <text:p>14</text:p>
          </table:table-cell>
          <table:table-cell table:formula="of:=48+17*([.A15]-2)" office:value-type="float" office:value="252">
            <text:p>252</text:p>
          </table:table-cell>
          <table:table-cell table:formula="of:=[.B15]/[.A15]" office:value-type="float" office:value="18">
            <text:p>18</text:p>
          </table:table-cell>
          <table:table-cell table:number-columns-repeated="4"/>
        </table:table-row>
        <table:table-row table:style-name="ro3">
          <table:table-cell office:value-type="float" office:value="15">
            <text:p>15</text:p>
          </table:table-cell>
          <table:table-cell table:formula="of:=48+17*([.A16]-2)" office:value-type="float" office:value="269">
            <text:p>269</text:p>
          </table:table-cell>
          <table:table-cell table:formula="of:=[.B16]/[.A16]" office:value-type="float" office:value="17.9333333333333">
            <text:p>17.9333333333</text:p>
          </table:table-cell>
          <table:table-cell table:number-columns-repeated="4"/>
        </table:table-row>
        <table:table-row table:style-name="ro3">
          <table:table-cell office:value-type="float" office:value="16">
            <text:p>16</text:p>
          </table:table-cell>
          <table:table-cell table:formula="of:=48+17*([.A17]-2)" office:value-type="float" office:value="286">
            <text:p>286</text:p>
          </table:table-cell>
          <table:table-cell table:formula="of:=[.B17]/[.A17]" office:value-type="float" office:value="17.875">
            <text:p>17.875</text:p>
          </table:table-cell>
          <table:table-cell table:number-columns-repeated="4"/>
        </table:table-row>
        <table:table-row table:style-name="ro3">
          <table:table-cell office:value-type="float" office:value="17">
            <text:p>17</text:p>
          </table:table-cell>
          <table:table-cell table:formula="of:=48+17*([.A18]-2)" office:value-type="float" office:value="303">
            <text:p>303</text:p>
          </table:table-cell>
          <table:table-cell table:formula="of:=[.B18]/[.A18]" office:value-type="float" office:value="17.8235294117647">
            <text:p>17.8235294118</text:p>
          </table:table-cell>
          <table:table-cell table:number-columns-repeated="4"/>
        </table:table-row>
        <table:table-row table:style-name="ro3">
          <table:table-cell office:value-type="float" office:value="18">
            <text:p>18</text:p>
          </table:table-cell>
          <table:table-cell table:formula="of:=48+17*([.A19]-2)" office:value-type="float" office:value="320">
            <text:p>320</text:p>
          </table:table-cell>
          <table:table-cell table:formula="of:=[.B19]/[.A19]" office:value-type="float" office:value="17.7777777777778">
            <text:p>17.7777777778</text:p>
          </table:table-cell>
          <table:table-cell table:number-columns-repeated="4"/>
        </table:table-row>
        <table:table-row table:style-name="ro3">
          <table:table-cell office:value-type="float" office:value="19">
            <text:p>19</text:p>
          </table:table-cell>
          <table:table-cell table:formula="of:=48+17*([.A20]-2)" office:value-type="float" office:value="337">
            <text:p>337</text:p>
          </table:table-cell>
          <table:table-cell table:formula="of:=[.B20]/[.A20]" office:value-type="float" office:value="17.7368421052632">
            <text:p>17.7368421053</text:p>
          </table:table-cell>
          <table:table-cell table:number-columns-repeated="4"/>
        </table:table-row>
        <table:table-row table:style-name="ro3">
          <table:table-cell/>
          <table:table-cell office:value-type="float" office:value="342">
            <text:p>342</text:p>
          </table:table-cell>
          <table:table-cell table:number-columns-repeated="5"/>
        </table:table-row>
        <table:table-row table:style-name="ro3">
          <table:table-cell office:value-type="float" office:value="20">
            <text:p>20</text:p>
          </table:table-cell>
          <table:table-cell table:formula="of:=48+17*([.A22]-2)" office:value-type="float" office:value="354">
            <text:p>354</text:p>
          </table:table-cell>
          <table:table-cell table:formula="of:=[.B22]/[.A22]" office:value-type="float" office:value="17.7">
            <text:p>17.7</text:p>
          </table:table-cell>
          <table:table-cell table:number-columns-repeated="4"/>
        </table:table-row>
        <table:table-row table:style-name="ro3">
          <table:table-cell office:value-type="float" office:value="21">
            <text:p>21</text:p>
          </table:table-cell>
          <table:table-cell table:formula="of:=48+17*([.A23]-2)" office:value-type="float" office:value="371">
            <text:p>371</text:p>
          </table:table-cell>
          <table:table-cell table:formula="of:=[.B23]/[.A23]" office:value-type="float" office:value="17.6666666666667">
            <text:p>17.6666666667</text:p>
          </table:table-cell>
          <table:table-cell table:number-columns-repeated="4"/>
        </table:table-row>
        <table:table-row table:style-name="ro3">
          <table:table-cell office:value-type="float" office:value="22">
            <text:p>22</text:p>
          </table:table-cell>
          <table:table-cell table:formula="of:=48+17*([.A24]-2)" office:value-type="float" office:value="388">
            <text:p>388</text:p>
          </table:table-cell>
          <table:table-cell table:formula="of:=[.B24]/[.A24]" office:value-type="float" office:value="17.6363636363636">
            <text:p>17.6363636364</text:p>
          </table:table-cell>
          <table:table-cell table:number-columns-repeated="4"/>
        </table:table-row>
        <table:table-row table:style-name="ro3">
          <table:table-cell office:value-type="float" office:value="23">
            <text:p>23</text:p>
          </table:table-cell>
          <table:table-cell table:formula="of:=48+17*([.A25]-2)" office:value-type="float" office:value="405">
            <text:p>405</text:p>
          </table:table-cell>
          <table:table-cell table:formula="of:=[.B25]/[.A25]" office:value-type="float" office:value="17.6086956521739">
            <text:p>17.6086956522</text:p>
          </table:table-cell>
          <table:table-cell table:number-columns-repeated="4"/>
        </table:table-row>
        <table:table-row table:style-name="ro3">
          <table:table-cell office:value-type="float" office:value="24">
            <text:p>24</text:p>
          </table:table-cell>
          <table:table-cell table:formula="of:=48+17*([.A26]-2)" office:value-type="float" office:value="422">
            <text:p>422</text:p>
          </table:table-cell>
          <table:table-cell table:formula="of:=[.B26]/[.A26]" office:value-type="float" office:value="17.5833333333333">
            <text:p>17.5833333333</text:p>
          </table:table-cell>
          <table:table-cell table:number-columns-repeated="4"/>
        </table:table-row>
        <table:table-row table:style-name="ro3">
          <table:table-cell office:value-type="float" office:value="25">
            <text:p>25</text:p>
          </table:table-cell>
          <table:table-cell table:formula="of:=48+17*([.A27]-2)" office:value-type="float" office:value="439">
            <text:p>439</text:p>
          </table:table-cell>
          <table:table-cell table:formula="of:=[.B27]/[.A27]" office:value-type="float" office:value="17.56">
            <text:p>17.56</text:p>
          </table:table-cell>
          <table:table-cell table:number-columns-repeated="4"/>
        </table:table-row>
      </table:table>
      <table:table table:name="parallel" table:style-name="ta1" table:print="false">
        <table:table-column table:style-name="co20" table:number-columns-repeated="4" table:default-cell-style-name="Default"/>
        <table:table-row table:style-name="ro3"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 table:formula="of:=[.A1]*[.B1]/([.A1]+[.B1])" office:value-type="float" office:value="9.91964285714286">
            <text:p>9.9196428571</text:p>
          </table:table-cell>
          <table:table-cell table:style-name="ce17" table:formula="of:=123*10000000" office:value-type="float" office:value="1230000000">
            <text:p>1.23E+009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table:formula="of:=[.A2]*[.B2]/([.A2]+[.B2])" office:value-type="float" office:value="10.8803165182987">
            <text:p>10.8803165183</text:p>
          </table:table-cell>
          <table:table-cell/>
        </table:table-row>
        <table:table-row table:style-name="ro3">
          <table:table-cell table:style-name="ce17" office:value-type="float" office:value="1000000">
            <text:p>1.00E+006</text:p>
          </table:table-cell>
          <table:table-cell office:value-type="float" office:value="10">
            <text:p>10</text:p>
          </table:table-cell>
          <table:table-cell table:formula="of:=[.A3]*[.B3]/([.A3]+[.B3])" office:value-type="float" office:value="9.99990000099999">
            <text:p>9.999900001</text:p>
          </table:table-cell>
          <table:table-cell/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table:formula="of:=[.A4]*[.B4]/([.A4]+[.B4])" office:value-type="float" office:value="9.99000999000999">
            <text:p>9.99000999</text:p>
          </table:table-cell>
          <table:table-cell/>
        </table:table-row>
        <table:table-row table:style-name="ro3">
          <table:table-cell table:number-columns-repeated="2"/>
          <table:table-cell table:formula="of:=[.A5]*[.B5]/([.A5]+[.B5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6]*[.B6]/([.A6]+[.B6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7]*[.B7]/([.A7]+[.B7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8]*[.B8]/([.A8]+[.B8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9]*[.B9]/([.A9]+[.B9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10]*[.B10]/([.A10]+[.B10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11]*[.B11]/([.A11]+[.B11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12]*[.B12]/([.A12]+[.B12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13]*[.B13]/([.A13]+[.B13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14]*[.B14]/([.A14]+[.B14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15]*[.B15]/([.A15]+[.B15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16]*[.B16]/([.A16]+[.B16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17]*[.B17]/([.A17]+[.B17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18]*[.B18]/([.A18]+[.B18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19]*[.B19]/([.A19]+[.B19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20]*[.B20]/([.A20]+[.B20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21]*[.B21]/([.A21]+[.B21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22]*[.B22]/([.A22]+[.B22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23]*[.B23]/([.A23]+[.B23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24]*[.B24]/([.A24]+[.B24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25]*[.B25]/([.A25]+[.B25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26]*[.B26]/([.A26]+[.B26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27]*[.B27]/([.A27]+[.B27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28]*[.B28]/([.A28]+[.B28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29]*[.B29]/([.A29]+[.B29])" office:value-type="float" office:value="0">
            <text:p>#DIV/0!</text:p>
          </table:table-cell>
          <table:table-cell/>
        </table:table-row>
        <table:table-row table:style-name="ro3">
          <table:table-cell table:number-columns-repeated="2"/>
          <table:table-cell table:formula="of:=[.A30]*[.B30]/([.A30]+[.B30])" office:value-type="float" office:value="0">
            <text:p>#DIV/0!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Noto Sans CJK SC Thin" svg:font-family="'Noto Sans CJK SC Thin'" style:font-family-generic="system" style:font-pitch="variable"/>
    <style:font-face style:name="Noto Sans Thin" svg:font-family="'Noto Sans Thi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scientific-number number:decimal-places="0" number:min-integer-digits="3" number:min-exponent-digits="2"/>
    </number:number-style>
    <number:number-style style:name="N109">
      <number:scientific-number number:decimal-places="1" number:min-integer-digits="2" number:min-exponent-digits="2"/>
    </number:number-style>
    <number:number-style style:name="N110">
      <number:scientific-number number:decimal-places="0" number:min-integer-digits="1" number:min-exponent-digits="2"/>
    </number:number-style>
    <number:number-style style:name="N111">
      <number:scientific-number number:decimal-places="0" number:min-integer-digits="2" number:min-exponent-digits="2"/>
    </number:number-style>
    <number:currency-style style:name="N113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3P0"/>
    </number:currency-style>
    <number:number-style style:name="N114">
      <number:scientific-number number:decimal-places="2" number:min-integer-digits="2" number:min-exponent-digits="3"/>
    </number:number-style>
    <number:number-style style:name="N115">
      <number:scientific-number number:decimal-places="2" number:min-integer-digits="3" number:min-exponent-digits="3"/>
    </number:number-style>
    <number:number-style style:name="N116">
      <number:scientific-number number:decimal-places="3" number:min-integer-digits="1" number:min-exponent-digits="3"/>
    </number:number-style>
    <number:number-style style:name="N117">
      <number:scientific-number number:decimal-places="3" number:min-integer-digits="2" number:min-exponent-digits="3"/>
    </number:number-style>
    <number:number-style style:name="N118">
      <number:scientific-number number:decimal-places="3" number:min-integer-digits="3" number:min-exponent-digits="3"/>
    </number:number-style>
    <number:number-style style:name="N119">
      <number:scientific-number number:decimal-places="5" number:min-integer-digits="1" number:min-exponent-digits="3"/>
    </number:number-style>
    <number:number-style style:name="N120">
      <number:scientific-number number:decimal-places="4" number:min-integer-digits="2" number:min-exponent-digits="3"/>
    </number:number-style>
    <number:number-style style:name="N121">
      <number:scientific-number number:decimal-places="4" number:min-integer-digits="1" number:min-exponent-digits="3"/>
    </number:number-style>
    <number:number-style style:name="N122">
      <number:scientific-number number:decimal-places="0" number:min-integer-digits="1" number:min-exponent-digits="3"/>
    </number:number-style>
    <number:number-style style:name="N123">
      <number:scientific-number number:decimal-places="0" number:min-integer-digits="2" number:min-exponent-digits="3"/>
    </number:number-style>
    <number:number-style style:name="N124">
      <number:scientific-number number:decimal-places="0" number:min-integer-digits="3" number:min-exponent-digits="3"/>
    </number:number-style>
    <number:number-style style:name="N125">
      <number:scientific-number number:decimal-places="1" number:min-integer-digits="2" number:min-exponent-digits="3"/>
    </number:number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6" number:min-integer-digits="1"/>
    </number:number-style>
    <number:number-style style:name="N131">
      <number:scientific-number number:decimal-places="4" number:min-integer-digits="1" number:min-exponent-digits="2"/>
    </number:number-style>
    <number:number-style style:name="N132">
      <number:scientific-number number:decimal-places="3" number:min-integer-digits="2" number:min-exponent-digits="2"/>
    </number:number-style>
    <number:number-style style:name="N133">
      <number:scientific-number number:decimal-places="2" number:min-integer-digits="3" number:min-exponent-digits="2"/>
    </number:number-style>
    <number:number-style style:name="N134">
      <number:scientific-number number:decimal-places="5" number:min-integer-digits="1" number:min-exponent-digits="2"/>
    </number:number-style>
    <number:number-style style:name="N135">
      <number:scientific-number number:decimal-places="4" number:min-integer-digits="2" number:min-exponent-digits="2"/>
    </number:number-style>
    <number:number-style style:name="N136">
      <number:scientific-number number:decimal-places="3" number:min-integer-digits="3" number:min-exponent-digits="2"/>
    </number:number-style>
    <number:number-style style:name="N137">
      <number:scientific-number number:decimal-places="2" number:min-integer-digits="2" number:min-exponent-digits="2"/>
    </number:number-style>
    <number:number-style style:name="N138">
      <number:scientific-number number:decimal-places="3" number:min-integer-digits="1" number:min-exponent-digits="2"/>
    </number:number-style>
    <number:number-style style:name="N139">
      <number:number number:decimal-places="9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0d_5f_2" style:display-name="Eng0d_2" style:family="table-cell" style:parent-style-name="Eng0d_5f_1" style:data-style-name="N108"/>
    <style:style style:name="Eng0d_5f_1" style:display-name="Eng0d_1" style:family="table-cell" style:parent-style-name="Eng0d_5f_0" style:data-style-name="N111"/>
    <style:style style:name="Eng0d_5f_0" style:display-name="Eng0d_0" style:family="table-cell" style:parent-style-name="Default" style:data-style-name="N110"/>
    <style:style style:name="Eng3s_5f_2" style:display-name="Eng3s_2" style:family="table-cell" style:parent-style-name="Eng3s_5f_1" style:data-style-name="N108"/>
    <style:style style:name="Eng3s_5f_1" style:display-name="Eng3s_1" style:family="table-cell" style:parent-style-name="Eng3s_5f_0" style:data-style-name="N109"/>
    <style:style style:name="Eng3s_5f_0" style:display-name="Eng3s_0" style:family="table-cell" style:parent-style-name="Default" style:data-style-name="N61"/>
    <draw:marker draw:name="Estremità_20_linea_20_1" draw:display-name="Estremità li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7">27.12.2023</text:date>, <text:time>03:36: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5T19:13:25</meta:creation-date>
    <dc:date>2023-12-27T03:36:01</dc:date>
    <meta:editing-duration>P8DT8H26M17S</meta:editing-duration>
    <meta:editing-cycles>145</meta:editing-cycles>
    <meta:generator>OpenOffice/4.1.14$Unix OpenOffice.org_project/4114m1$Build-9811</meta:generator>
    <meta:document-statistic meta:table-count="4" meta:cell-count="930" meta:object-count="0"/>
  </office:meta>
</office:document-meta>
</file>